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f882" officeooo:paragraph-rsid="000ff882"/>
    </style:style>
    <style:style style:name="P2" style:family="paragraph" style:parent-style-name="Standard">
      <style:text-properties officeooo:rsid="0011c9e3" officeooo:paragraph-rsid="0011c9e3"/>
    </style:style>
    <style:style style:name="P3" style:family="paragraph" style:parent-style-name="Standard">
      <style:text-properties officeooo:rsid="0011c9e3" officeooo:paragraph-rsid="0046f316"/>
    </style:style>
    <style:style style:name="P4" style:family="paragraph" style:parent-style-name="Standard">
      <style:paragraph-properties style:line-height-at-least="0.503cm"/>
      <style:text-properties fo:color="#000000" style:font-name="Droid Sans Mono" fo:font-size="10.5pt" fo:font-weight="normal" fo:background-color="#ffffff"/>
    </style:style>
    <style:style style:name="P5" style:family="paragraph" style:parent-style-name="Standard">
      <style:paragraph-properties style:line-height-at-least="0.503cm"/>
      <style:text-properties fo:color="#000000" style:font-name="Droid Sans Mono" fo:font-size="10.5pt" fo:font-weight="normal" officeooo:paragraph-rsid="0017a207" fo:background-color="#ffffff"/>
    </style:style>
    <style:style style:name="P6" style:family="paragraph" style:parent-style-name="Standard">
      <style:paragraph-properties style:line-height-at-least="0.503cm"/>
      <style:text-properties fo:color="#000000" style:font-name="Droid Sans Mono" fo:font-size="10.5pt" fo:font-weight="normal" officeooo:paragraph-rsid="0046f316" fo:background-color="#ffffff"/>
    </style:style>
    <style:style style:name="P7" style:family="paragraph" style:parent-style-name="Standard">
      <style:text-properties fo:color="#000000" style:font-name="Droid Sans Mono" fo:font-size="10.5pt" fo:font-weight="normal" officeooo:rsid="0011c9e3" officeooo:paragraph-rsid="0011c9e3" fo:background-color="#ffffff"/>
    </style:style>
    <style:style style:name="P8" style:family="paragraph" style:parent-style-name="Standard">
      <style:paragraph-properties style:line-height-at-least="0.503cm"/>
      <style:text-properties fo:color="#000000" style:font-name="Droid Sans Mono" fo:font-size="10.5pt" fo:font-weight="normal" officeooo:rsid="0017a207" officeooo:paragraph-rsid="0017a207" fo:background-color="#ffffff"/>
    </style:style>
    <style:style style:name="P9" style:family="paragraph" style:parent-style-name="Standard">
      <style:paragraph-properties style:line-height-at-least="0.503cm"/>
      <style:text-properties fo:color="#000000" style:font-name="Droid Sans Mono" fo:font-size="10.5pt" fo:font-weight="normal" officeooo:rsid="0017a207" officeooo:paragraph-rsid="0046f316" fo:background-color="#ffffff"/>
    </style:style>
    <style:style style:name="P10" style:family="paragraph" style:parent-style-name="Standard">
      <style:paragraph-properties style:line-height-at-least="0.503cm"/>
      <style:text-properties fo:color="#000000" style:font-name="Droid Sans Mono" fo:font-size="10.5pt" fo:font-weight="normal" officeooo:rsid="001954cf" officeooo:paragraph-rsid="001954cf" fo:background-color="#ffffff"/>
    </style:style>
    <style:style style:name="P11" style:family="paragraph" style:parent-style-name="Standard">
      <style:paragraph-properties style:line-height-at-least="0.503cm"/>
      <style:text-properties fo:color="#000000" style:font-name="Droid Sans Mono" fo:font-size="10.5pt" fo:font-weight="normal" officeooo:rsid="001c0aed" officeooo:paragraph-rsid="001c0aed" fo:background-color="#ffffff"/>
    </style:style>
    <style:style style:name="P12" style:family="paragraph" style:parent-style-name="Standard">
      <style:paragraph-properties style:line-height-at-least="0.503cm"/>
      <style:text-properties fo:color="#000000" style:font-name="Droid Sans Mono" fo:font-size="10.5pt" fo:font-weight="normal" officeooo:rsid="001cfcf9" officeooo:paragraph-rsid="001cfcf9" fo:background-color="#ffffff"/>
    </style:style>
    <style:style style:name="P13" style:family="paragraph" style:parent-style-name="Standard">
      <style:paragraph-properties style:line-height-at-least="0.503cm"/>
      <style:text-properties fo:color="#000000" style:font-name="Droid Sans Mono" fo:font-size="10.5pt" fo:font-weight="normal" officeooo:rsid="0023a97a" officeooo:paragraph-rsid="0023a97a" fo:background-color="#ffffff"/>
    </style:style>
    <style:style style:name="P14" style:family="paragraph" style:parent-style-name="Standard">
      <style:paragraph-properties style:line-height-at-least="0.503cm"/>
      <style:text-properties fo:color="#000000" style:font-name="Droid Sans Mono" fo:font-size="10.5pt" fo:font-weight="normal" officeooo:rsid="00246247" officeooo:paragraph-rsid="00246247" fo:background-color="#ffffff"/>
    </style:style>
    <style:style style:name="P15" style:family="paragraph" style:parent-style-name="Standard">
      <style:paragraph-properties style:line-height-at-least="0.503cm"/>
      <style:text-properties fo:color="#000000" style:font-name="Droid Sans Mono" fo:font-size="10.5pt" fo:font-weight="normal" officeooo:rsid="0028ef3a" officeooo:paragraph-rsid="0028ef3a" fo:background-color="#ffffff"/>
    </style:style>
    <style:style style:name="P16" style:family="paragraph" style:parent-style-name="Standard">
      <style:paragraph-properties style:line-height-at-least="0.503cm"/>
      <style:text-properties fo:color="#000000" style:font-name="Droid Sans Mono" fo:font-size="10.5pt" fo:font-weight="normal" officeooo:rsid="002942ec" officeooo:paragraph-rsid="002942ec" fo:background-color="#ffffff"/>
    </style:style>
    <style:style style:name="P17" style:family="paragraph" style:parent-style-name="Standard">
      <style:paragraph-properties style:line-height-at-least="0.503cm"/>
      <style:text-properties fo:color="#000000" style:font-name="Droid Sans Mono" fo:font-size="10.5pt" fo:font-weight="normal" officeooo:rsid="002aee8b" officeooo:paragraph-rsid="002aee8b" fo:background-color="#ffffff"/>
    </style:style>
    <style:style style:name="P18" style:family="paragraph" style:parent-style-name="Standard">
      <style:paragraph-properties style:line-height-at-least="0.503cm"/>
      <style:text-properties fo:color="#000000" style:font-name="Droid Sans Mono" fo:font-size="10.5pt" fo:font-weight="normal" officeooo:rsid="002af578" officeooo:paragraph-rsid="002af578" fo:background-color="#ffffff"/>
    </style:style>
    <style:style style:name="P19" style:family="paragraph" style:parent-style-name="Standard">
      <style:paragraph-properties style:line-height-at-least="0.503cm"/>
      <style:text-properties fo:color="#000000" style:font-name="Droid Sans Mono" fo:font-size="10.5pt" fo:font-weight="normal" officeooo:rsid="00315089" officeooo:paragraph-rsid="00315089" fo:background-color="#ffffff"/>
    </style:style>
    <style:style style:name="P20" style:family="paragraph" style:parent-style-name="Standard">
      <style:paragraph-properties style:line-height-at-least="0.503cm"/>
      <style:text-properties fo:color="#000000" style:font-name="Droid Sans Mono" fo:font-size="10.5pt" fo:font-weight="normal" officeooo:rsid="0031b31e" officeooo:paragraph-rsid="0031b31e" fo:background-color="#ffffff"/>
    </style:style>
    <style:style style:name="P21" style:family="paragraph" style:parent-style-name="Standard">
      <style:paragraph-properties style:line-height-at-least="0.503cm"/>
      <style:text-properties fo:color="#000000" style:font-name="Droid Sans Mono" fo:font-size="10.5pt" fo:font-weight="normal" officeooo:rsid="0033c800" officeooo:paragraph-rsid="0033c800" fo:background-color="#ffffff"/>
    </style:style>
    <style:style style:name="P22" style:family="paragraph" style:parent-style-name="Standard">
      <style:paragraph-properties style:line-height-at-least="0.503cm"/>
      <style:text-properties fo:color="#000000" style:font-name="Droid Sans Mono" fo:font-size="10.5pt" fo:font-weight="normal" officeooo:rsid="0034903b" officeooo:paragraph-rsid="0034903b" fo:background-color="#ffffff"/>
    </style:style>
    <style:style style:name="P23" style:family="paragraph" style:parent-style-name="Standard">
      <style:paragraph-properties style:line-height-at-least="0.503cm"/>
      <style:text-properties fo:color="#000000" style:font-name="Droid Sans Mono" fo:font-size="10.5pt" fo:font-weight="normal" officeooo:rsid="00395954" officeooo:paragraph-rsid="00395954" fo:background-color="#ffffff"/>
    </style:style>
    <style:style style:name="P24" style:family="paragraph" style:parent-style-name="Standard">
      <style:paragraph-properties style:line-height-at-least="0.503cm"/>
      <style:text-properties fo:color="#000000" style:font-name="Droid Sans Mono" fo:font-size="10.5pt" fo:font-weight="normal" officeooo:rsid="003f11a5" officeooo:paragraph-rsid="003f11a5" fo:background-color="#ffffff"/>
    </style:style>
    <style:style style:name="P25" style:family="paragraph" style:parent-style-name="Standard">
      <style:paragraph-properties style:line-height-at-least="0.503cm"/>
      <style:text-properties fo:color="#000000" style:font-name="Droid Sans Mono" fo:font-size="10.5pt" fo:font-weight="normal" fo:background-color="#ffff00"/>
    </style:style>
    <style:style style:name="P26" style:family="paragraph" style:parent-style-name="Standard">
      <style:paragraph-properties style:line-height-at-least="0.503cm"/>
      <style:text-properties fo:color="#000000" style:font-name="Droid Sans Mono" fo:font-size="10.5pt" fo:font-weight="normal" officeooo:rsid="001cfcf9" officeooo:paragraph-rsid="001cfcf9" fo:background-color="#ffff00"/>
    </style:style>
    <style:style style:name="P27" style:family="paragraph" style:parent-style-name="Standard">
      <style:paragraph-properties style:line-height-at-least="0.503cm"/>
      <style:text-properties fo:color="#000000" style:font-name="Droid Sans Mono" fo:font-size="10.5pt" fo:font-weight="normal" officeooo:rsid="001fea62" officeooo:paragraph-rsid="001fea62" fo:background-color="#ffff00"/>
    </style:style>
    <style:style style:name="P28" style:family="paragraph" style:parent-style-name="Standard">
      <style:paragraph-properties style:line-height-at-least="0.503cm"/>
      <style:text-properties fo:color="#000000" style:font-name="Droid Sans Mono" fo:font-size="10.5pt" fo:font-weight="normal" officeooo:rsid="0032a35d" officeooo:paragraph-rsid="0032a35d" fo:background-color="#ffff00"/>
    </style:style>
    <style:style style:name="P29" style:family="paragraph" style:parent-style-name="Standard">
      <style:paragraph-properties style:line-height-at-least="0.503cm"/>
      <style:text-properties fo:color="#000000" style:font-name="Droid Sans Mono" fo:font-size="10.5pt" fo:font-weight="normal" officeooo:rsid="0034903b" officeooo:paragraph-rsid="0034903b" fo:background-color="#ffff00"/>
    </style:style>
    <style:style style:name="P30" style:family="paragraph" style:parent-style-name="Standard">
      <style:paragraph-properties style:line-height-at-least="0.503cm"/>
      <style:text-properties fo:color="#000000" style:font-name="Droid Sans Mono" fo:font-size="10.5pt" fo:font-weight="normal" officeooo:rsid="0034fdf8" officeooo:paragraph-rsid="0034fdf8" fo:background-color="#ffff00"/>
    </style:style>
    <style:style style:name="P31" style:family="paragraph" style:parent-style-name="Standard">
      <style:paragraph-properties style:line-height-at-least="0.503cm"/>
      <style:text-properties fo:color="#000000" style:font-name="Droid Sans Mono" fo:font-size="10.5pt" fo:font-weight="normal" officeooo:rsid="003604c1" officeooo:paragraph-rsid="003604c1" fo:background-color="#ffff00"/>
    </style:style>
    <style:style style:name="P32" style:family="paragraph" style:parent-style-name="Standard">
      <style:paragraph-properties style:line-height-at-least="0.503cm"/>
      <style:text-properties fo:color="#000000" style:font-name="Droid Sans Mono" fo:font-size="10.5pt" fo:font-weight="normal" officeooo:rsid="00395954" officeooo:paragraph-rsid="00395954" fo:background-color="#ffff00"/>
    </style:style>
    <style:style style:name="P33" style:family="paragraph" style:parent-style-name="Standard">
      <style:paragraph-properties style:line-height-at-least="0.503cm"/>
      <style:text-properties fo:color="#000000" style:font-name="Droid Sans Mono" fo:font-size="10.5pt" fo:font-weight="normal" officeooo:rsid="001e9d86" officeooo:paragraph-rsid="001e9d86" fo:background-color="#ffff00"/>
    </style:style>
    <style:style style:name="P34" style:family="paragraph" style:parent-style-name="Standard">
      <style:paragraph-properties style:line-height-at-least="0.503cm"/>
      <style:text-properties fo:color="#000000" style:font-name="Droid Sans Mono" fo:font-size="10.5pt" fo:font-weight="normal" fo:background-color="#ffe994"/>
    </style:style>
    <style:style style:name="P35" style:family="paragraph" style:parent-style-name="Standard">
      <style:paragraph-properties style:line-height-at-least="0.503cm"/>
      <style:text-properties fo:color="#000000" style:font-name="Droid Sans Mono" fo:font-size="10.5pt" fo:font-weight="normal" officeooo:rsid="002942ec" officeooo:paragraph-rsid="002942ec" fo:background-color="#ffe994"/>
    </style:style>
    <style:style style:name="P36" style:family="paragraph" style:parent-style-name="Standard">
      <style:text-properties fo:color="#000000" style:font-name="Droid Sans Mono" fo:font-size="10.5pt" fo:font-weight="normal" officeooo:rsid="0011c9e3" officeooo:paragraph-rsid="0011c9e3" fo:background-color="#f6f9d4"/>
    </style:style>
    <style:style style:name="P37" style:family="paragraph" style:parent-style-name="Standard">
      <style:paragraph-properties style:line-height-at-least="0.503cm"/>
      <style:text-properties fo:color="#000000" style:font-name="Droid Sans Mono" fo:font-size="10.5pt" fo:font-weight="normal" fo:background-color="#f6f9d4"/>
    </style:style>
    <style:style style:name="P38" style:family="paragraph" style:parent-style-name="Standard">
      <style:text-properties fo:color="#000000" style:font-name="Droid Sans Mono" fo:font-size="10.5pt" fo:font-weight="normal" officeooo:rsid="0014a1b1" officeooo:paragraph-rsid="0014a1b1" fo:background-color="#e8f2a1"/>
    </style:style>
    <style:style style:name="P39" style:family="paragraph" style:parent-style-name="Standard">
      <style:text-properties fo:color="#000000" style:font-name="Droid Sans Mono" fo:font-size="10.5pt" fo:font-weight="normal" officeooo:rsid="00165457" officeooo:paragraph-rsid="00165457" fo:background-color="#e8f2a1"/>
    </style:style>
    <style:style style:name="P40" style:family="paragraph" style:parent-style-name="Standard">
      <style:paragraph-properties style:line-height-at-least="0.503cm"/>
      <style:text-properties fo:color="#000000" style:font-name="Droid Sans Mono" fo:font-size="10.5pt" fo:font-weight="normal" fo:background-color="#e8f2a1"/>
    </style:style>
    <style:style style:name="P41" style:family="paragraph" style:parent-style-name="Standard">
      <style:paragraph-properties style:line-height-at-least="0.503cm"/>
      <style:text-properties fo:color="#000000" style:font-name="Droid Sans Mono" fo:font-size="10.5pt" fo:font-weight="normal" officeooo:paragraph-rsid="0046f316" fo:background-color="#e8f2a1"/>
    </style:style>
    <style:style style:name="P42" style:family="paragraph" style:parent-style-name="Standard">
      <style:paragraph-properties style:line-height-at-least="0.503cm"/>
      <style:text-properties fo:color="#000000" style:font-name="Droid Sans Mono" fo:font-size="10.5pt" fo:font-weight="normal" officeooo:rsid="0017a207" officeooo:paragraph-rsid="0017a207" fo:background-color="#e8f2a1"/>
    </style:style>
    <style:style style:name="P43" style:family="paragraph" style:parent-style-name="Standard">
      <style:paragraph-properties style:line-height-at-least="0.503cm"/>
      <style:text-properties fo:color="#000000" style:font-name="Droid Sans Mono" fo:font-size="10.5pt" fo:font-weight="normal" officeooo:rsid="0017a207" officeooo:paragraph-rsid="0017a207" fo:background-color="#ff6d6d"/>
    </style:style>
    <style:style style:name="P44" style:family="paragraph" style:parent-style-name="Standard">
      <style:paragraph-properties style:line-height-at-least="0.503cm"/>
      <style:text-properties fo:color="#000000" style:font-name="Droid Sans Mono" fo:font-size="10.5pt" fo:font-weight="normal" fo:background-color="#ff6d6d"/>
    </style:style>
    <style:style style:name="P45" style:family="paragraph" style:parent-style-name="Standard">
      <style:paragraph-properties style:line-height-at-least="0.503cm"/>
      <style:text-properties fo:color="#000000" style:font-name="Droid Sans Mono" fo:font-size="10.5pt" fo:font-weight="normal" officeooo:rsid="001c0aed" officeooo:paragraph-rsid="001c0aed" fo:background-color="#e0c2cd"/>
    </style:style>
    <style:style style:name="P46" style:family="paragraph" style:parent-style-name="Standard">
      <style:paragraph-properties style:line-height-at-least="0.503cm"/>
      <style:text-properties fo:color="#000000" style:font-name="Droid Sans Mono" fo:font-size="10.5pt" fo:font-weight="normal" fo:background-color="#e0c2cd"/>
    </style:style>
    <style:style style:name="P47" style:family="paragraph" style:parent-style-name="Standard">
      <style:paragraph-properties style:line-height-at-least="0.503cm"/>
      <style:text-properties fo:color="#000000" style:font-name="Droid Sans Mono" fo:font-size="10.5pt" fo:font-weight="normal" officeooo:rsid="00222498" officeooo:paragraph-rsid="00222498" fo:background-color="#e0c2cd"/>
    </style:style>
    <style:style style:name="P48" style:family="paragraph" style:parent-style-name="Standard">
      <style:paragraph-properties style:line-height-at-least="0.503cm"/>
      <style:text-properties fo:color="#800000" style:font-name="Droid Sans Mono" fo:font-size="10.5pt" fo:font-weight="normal" fo:background-color="#ffffff"/>
    </style:style>
    <style:style style:name="P49" style:family="paragraph" style:parent-style-name="Standard">
      <style:paragraph-properties style:line-height-at-least="0.503cm"/>
      <style:text-properties fo:color="#800000" style:font-name="Droid Sans Mono" fo:font-size="10.5pt" fo:font-weight="normal" officeooo:rsid="0034903b" officeooo:paragraph-rsid="0034903b" fo:background-color="#ffffff"/>
    </style:style>
    <style:style style:name="P50" style:family="paragraph" style:parent-style-name="Standard">
      <style:paragraph-properties style:line-height-at-least="0.503cm"/>
      <style:text-properties fo:color="#800000" style:font-name="Droid Sans Mono" fo:font-size="10.5pt" fo:font-weight="normal" officeooo:rsid="003604c1" officeooo:paragraph-rsid="003604c1" fo:background-color="#ffffff"/>
    </style:style>
    <style:style style:name="P51" style:family="paragraph" style:parent-style-name="Standard">
      <style:paragraph-properties style:line-height-at-least="0.503cm"/>
      <style:text-properties fo:color="#800000" style:font-name="Droid Sans Mono" fo:font-size="10.5pt" fo:font-weight="normal" fo:background-color="#ffe994"/>
    </style:style>
    <style:style style:name="P52" style:family="paragraph" style:parent-style-name="Standard">
      <style:paragraph-properties style:line-height-at-least="0.503cm"/>
      <style:text-properties fo:color="#800000" style:font-name="Droid Sans Mono" fo:font-size="10.5pt" fo:font-weight="normal" fo:background-color="#ffff00"/>
    </style:style>
    <style:style style:name="P53" style:family="paragraph" style:parent-style-name="Standard">
      <style:paragraph-properties style:line-height-at-least="0.503cm"/>
      <style:text-properties fo:color="#800000" style:font-name="Droid Sans Mono" fo:font-size="10.5pt" fo:font-weight="normal" fo:background-color="#f6f9d4"/>
    </style:style>
    <style:style style:name="P54" style:family="paragraph" style:parent-style-name="Standard">
      <style:paragraph-properties style:line-height-at-least="0.503cm"/>
      <style:text-properties fo:color="#800000" style:font-name="Droid Sans Mono" fo:font-size="10.5pt" fo:font-weight="normal" fo:background-color="#e8f2a1"/>
    </style:style>
    <style:style style:name="P55" style:family="paragraph" style:parent-style-name="Standard">
      <style:paragraph-properties style:line-height-at-least="0.503cm"/>
      <style:text-properties fo:color="#800000" style:font-name="Droid Sans Mono" fo:font-size="10.5pt" fo:font-weight="normal" fo:background-color="#e0c2cd"/>
    </style:style>
    <style:style style:name="P56" style:family="paragraph" style:parent-style-name="Standard">
      <style:paragraph-properties style:line-height-at-least="0.503cm"/>
    </style:style>
    <style:style style:name="P57" style:family="paragraph" style:parent-style-name="Standard">
      <style:text-properties officeooo:rsid="0014a1b1" officeooo:paragraph-rsid="0014a1b1"/>
    </style:style>
    <style:style style:name="P58" style:family="paragraph" style:parent-style-name="Standard">
      <style:text-properties officeooo:rsid="00165457" officeooo:paragraph-rsid="00165457"/>
    </style:style>
    <style:style style:name="P59" style:family="paragraph" style:parent-style-name="Standard">
      <style:text-properties officeooo:rsid="0017a207" officeooo:paragraph-rsid="0017a207"/>
    </style:style>
    <style:style style:name="P60" style:family="paragraph" style:parent-style-name="Standard">
      <style:paragraph-properties style:line-height-at-least="0.503cm"/>
      <style:text-properties fo:background-color="#ffff00"/>
    </style:style>
    <style:style style:name="P61" style:family="paragraph" style:parent-style-name="Standard">
      <style:text-properties officeooo:rsid="0011c9e3" officeooo:paragraph-rsid="0046f316" fo:background-color="#ffff00"/>
    </style:style>
    <style:style style:name="P62" style:family="paragraph" style:parent-style-name="Standard">
      <style:paragraph-properties style:line-height-at-least="0.503cm"/>
      <style:text-properties fo:color="#008000" style:font-name="Droid Sans Mono" fo:font-size="10.5pt" fo:font-weight="normal" fo:background-color="#ffffff"/>
    </style:style>
    <style:style style:name="P63" style:family="paragraph" style:parent-style-name="Standard">
      <style:paragraph-properties style:line-height-at-least="0.503cm"/>
      <style:text-properties fo:background-color="#f6f9d4"/>
    </style:style>
    <style:style style:name="P64" style:family="paragraph" style:parent-style-name="Standard">
      <style:text-properties officeooo:rsid="0014a1b1" officeooo:paragraph-rsid="0014a1b1" fo:background-color="#e8f2a1"/>
    </style:style>
    <style:style style:name="P65" style:family="paragraph" style:parent-style-name="Standard">
      <style:text-properties officeooo:rsid="00165457" officeooo:paragraph-rsid="00165457" fo:background-color="#e8f2a1"/>
    </style:style>
    <style:style style:name="P66" style:family="paragraph" style:parent-style-name="Standard">
      <style:paragraph-properties fo:margin-top="0cm" fo:margin-bottom="0.499cm" loext:contextual-spacing="false" style:line-height-at-least="0.503cm"/>
    </style:style>
    <style:style style:name="P67" style:family="paragraph" style:parent-style-name="Standard">
      <style:paragraph-properties fo:margin-top="0cm" fo:margin-bottom="0.499cm" loext:contextual-spacing="false" style:line-height-at-least="0.503cm"/>
      <style:text-properties fo:background-color="#f6f9d4"/>
    </style:style>
    <style:style style:name="P68" style:family="paragraph" style:parent-style-name="Text_20_body">
      <style:text-properties fo:font-variant="normal" fo:text-transform="none" fo:color="#000000" style:font-name="Roboto" fo:font-size="7.5pt" fo:letter-spacing="normal" fo:font-style="normal" fo:font-weight="normal" officeooo:rsid="000ff882" officeooo:paragraph-rsid="0014a1b1" loext:padding="0cm" loext:border="none"/>
    </style:style>
    <style:style style:name="P69" style:family="paragraph" style:parent-style-name="Text_20_body">
      <style:text-properties fo:font-variant="normal" fo:text-transform="none" fo:color="#000000" style:font-name="Roboto" fo:font-size="7.5pt" fo:letter-spacing="normal" fo:font-style="normal" fo:font-weight="normal" officeooo:rsid="0011c9e3" officeooo:paragraph-rsid="0011c9e3" loext:padding="0cm" loext:border="none"/>
    </style:style>
    <style:style style:name="P70" style:family="paragraph" style:parent-style-name="Text_20_body">
      <style:paragraph-properties style:line-height-at-least="0.503cm"/>
      <style:text-properties fo:color="#000000" style:font-name="Droid Sans Mono" fo:font-size="10.5pt" fo:font-weight="normal" officeooo:rsid="001c0aed" officeooo:paragraph-rsid="001c0aed" fo:background-color="#ffffff"/>
    </style:style>
    <style:style style:name="P71" style:family="paragraph" style:parent-style-name="Text_20_body">
      <style:paragraph-properties style:line-height-at-least="0.503cm"/>
      <style:text-properties fo:color="#000000" style:font-name="Droid Sans Mono" fo:font-size="10.5pt" fo:font-weight="normal" officeooo:rsid="001cfcf9" officeooo:paragraph-rsid="001cfcf9" fo:background-color="#ffffff"/>
    </style:style>
    <style:style style:name="P72" style:family="paragraph" style:parent-style-name="Text_20_body">
      <style:paragraph-properties style:line-height-at-least="0.503cm"/>
      <style:text-properties fo:color="#000000" style:font-name="Droid Sans Mono" fo:font-size="10.5pt" fo:font-weight="normal" officeooo:rsid="001e9d86" officeooo:paragraph-rsid="001e9d86" fo:background-color="#ffffff"/>
    </style:style>
    <style:style style:name="P73" style:family="paragraph" style:parent-style-name="Text_20_body">
      <style:paragraph-properties style:line-height-at-least="0.503cm"/>
      <style:text-properties fo:color="#000000" style:font-name="Droid Sans Mono" fo:font-size="10.5pt" fo:font-weight="normal" officeooo:rsid="001fea62" officeooo:paragraph-rsid="001fea62" fo:background-color="#ffffff"/>
    </style:style>
    <style:style style:name="P74" style:family="paragraph" style:parent-style-name="Text_20_body">
      <style:paragraph-properties style:line-height-at-least="0.503cm"/>
      <style:text-properties fo:color="#000000" style:font-name="Droid Sans Mono" fo:font-size="10.5pt" fo:font-weight="normal" officeooo:rsid="00222498" officeooo:paragraph-rsid="00222498" fo:background-color="#ffffff"/>
    </style:style>
    <style:style style:name="P75" style:family="paragraph" style:parent-style-name="Text_20_body">
      <style:paragraph-properties style:line-height-at-least="0.503cm"/>
      <style:text-properties fo:color="#000000" style:font-name="Droid Sans Mono" fo:font-size="10.5pt" fo:font-weight="normal" officeooo:rsid="0023a97a" officeooo:paragraph-rsid="0023a97a" fo:background-color="#ffffff"/>
    </style:style>
    <style:style style:name="P76" style:family="paragraph" style:parent-style-name="Text_20_body">
      <style:paragraph-properties style:line-height-at-least="0.503cm"/>
      <style:text-properties fo:color="#000000" style:font-name="Droid Sans Mono" fo:font-size="10.5pt" fo:font-weight="normal" officeooo:rsid="00246247" officeooo:paragraph-rsid="00246247" fo:background-color="#ffffff"/>
    </style:style>
    <style:style style:name="P77" style:family="paragraph" style:parent-style-name="Text_20_body">
      <style:paragraph-properties style:line-height-at-least="0.503cm"/>
      <style:text-properties fo:color="#000000" style:font-name="Droid Sans Mono" fo:font-size="10.5pt" fo:font-weight="normal" officeooo:rsid="0028ef3a" officeooo:paragraph-rsid="0028ef3a" fo:background-color="#ffffff"/>
    </style:style>
    <style:style style:name="P78" style:family="paragraph" style:parent-style-name="Text_20_body">
      <style:paragraph-properties style:line-height-at-least="0.503cm"/>
      <style:text-properties fo:color="#000000" style:font-name="Droid Sans Mono" fo:font-size="10.5pt" fo:font-weight="normal" officeooo:rsid="002942ec" officeooo:paragraph-rsid="002942ec" fo:background-color="#ffffff"/>
    </style:style>
    <style:style style:name="P79" style:family="paragraph" style:parent-style-name="Text_20_body">
      <style:paragraph-properties style:line-height-at-least="0.503cm"/>
      <style:text-properties fo:color="#000000" style:font-name="Droid Sans Mono" fo:font-size="10.5pt" fo:font-weight="normal" officeooo:rsid="002aee8b" officeooo:paragraph-rsid="002aee8b" fo:background-color="#ffffff"/>
    </style:style>
    <style:style style:name="P80" style:family="paragraph" style:parent-style-name="Text_20_body">
      <style:paragraph-properties style:line-height-at-least="0.503cm"/>
      <style:text-properties fo:color="#000000" style:font-name="Droid Sans Mono" fo:font-size="10.5pt" fo:font-weight="normal" officeooo:rsid="002c5dd9" officeooo:paragraph-rsid="002c5dd9" fo:background-color="#ffffff"/>
    </style:style>
    <style:style style:name="P81" style:family="paragraph" style:parent-style-name="Text_20_body">
      <style:paragraph-properties style:line-height-at-least="0.503cm"/>
      <style:text-properties fo:color="#000000" style:font-name="Droid Sans Mono" fo:font-size="10.5pt" fo:font-weight="normal" officeooo:rsid="002af578" officeooo:paragraph-rsid="002af578" fo:background-color="#ffffff"/>
    </style:style>
    <style:style style:name="P82" style:family="paragraph" style:parent-style-name="Text_20_body">
      <style:paragraph-properties style:line-height-at-least="0.503cm"/>
      <style:text-properties fo:color="#000000" style:font-name="Droid Sans Mono" fo:font-size="10.5pt" fo:font-weight="normal" officeooo:rsid="00315089" officeooo:paragraph-rsid="00315089" fo:background-color="#ffffff"/>
    </style:style>
    <style:style style:name="P83" style:family="paragraph" style:parent-style-name="Text_20_body">
      <style:paragraph-properties style:line-height-at-least="0.503cm"/>
      <style:text-properties fo:color="#000000" style:font-name="Droid Sans Mono" fo:font-size="10.5pt" fo:font-weight="normal" officeooo:rsid="0031b31e" officeooo:paragraph-rsid="0031b31e" fo:background-color="#ffffff"/>
    </style:style>
    <style:style style:name="P84" style:family="paragraph" style:parent-style-name="Text_20_body">
      <style:paragraph-properties style:line-height-at-least="0.503cm"/>
      <style:text-properties fo:color="#000000" style:font-name="Droid Sans Mono" fo:font-size="10.5pt" fo:font-weight="normal" officeooo:rsid="0032a35d" officeooo:paragraph-rsid="0032a35d" fo:background-color="#ffffff"/>
    </style:style>
    <style:style style:name="P85" style:family="paragraph" style:parent-style-name="Text_20_body">
      <style:paragraph-properties style:line-height-at-least="0.503cm"/>
      <style:text-properties fo:color="#000000" style:font-name="Droid Sans Mono" fo:font-size="10.5pt" fo:font-weight="normal" officeooo:rsid="0033c800" officeooo:paragraph-rsid="0033c800" fo:background-color="#ffffff"/>
    </style:style>
    <style:style style:name="P86" style:family="paragraph" style:parent-style-name="Text_20_body">
      <style:paragraph-properties style:line-height-at-least="0.503cm"/>
      <style:text-properties fo:color="#000000" style:font-name="Droid Sans Mono" fo:font-size="10.5pt" fo:font-weight="normal" officeooo:rsid="0034903b" officeooo:paragraph-rsid="0034903b" fo:background-color="#ffffff"/>
    </style:style>
    <style:style style:name="P87" style:family="paragraph" style:parent-style-name="Text_20_body">
      <style:paragraph-properties style:line-height-at-least="0.503cm"/>
      <style:text-properties fo:color="#000000" style:font-name="Droid Sans Mono" fo:font-size="10.5pt" fo:font-weight="normal" officeooo:rsid="0034fdf8" officeooo:paragraph-rsid="0034fdf8" fo:background-color="#ffffff"/>
    </style:style>
    <style:style style:name="P88" style:family="paragraph" style:parent-style-name="Text_20_body">
      <style:paragraph-properties style:line-height-at-least="0.503cm"/>
      <style:text-properties fo:color="#000000" style:font-name="Droid Sans Mono" fo:font-size="10.5pt" fo:font-weight="normal" officeooo:rsid="003604c1" officeooo:paragraph-rsid="003604c1" fo:background-color="#ffffff"/>
    </style:style>
    <style:style style:name="P89" style:family="paragraph" style:parent-style-name="Text_20_body">
      <style:paragraph-properties style:line-height-at-least="0.503cm"/>
      <style:text-properties fo:color="#000000" style:font-name="Droid Sans Mono" fo:font-size="10.5pt" fo:font-weight="normal" officeooo:rsid="00395954" officeooo:paragraph-rsid="00395954" fo:background-color="#ffffff"/>
    </style:style>
    <style:style style:name="P90" style:family="paragraph" style:parent-style-name="Text_20_body">
      <style:paragraph-properties style:line-height-at-least="0.503cm"/>
      <style:text-properties fo:color="#000000" style:font-name="Droid Sans Mono" fo:font-size="10.5pt" fo:font-weight="normal" officeooo:rsid="003d4a5f" officeooo:paragraph-rsid="003d4a5f" fo:background-color="#ffffff"/>
    </style:style>
    <style:style style:name="P91" style:family="paragraph" style:parent-style-name="Text_20_body">
      <style:paragraph-properties style:line-height-at-least="0.503cm"/>
      <style:text-properties fo:color="#000000" style:font-name="Droid Sans Mono" fo:font-size="10.5pt" fo:font-weight="normal" officeooo:rsid="003f11a5" officeooo:paragraph-rsid="003f11a5" fo:background-color="#ffffff"/>
    </style:style>
    <style:style style:name="P92" style:family="paragraph" style:parent-style-name="Text_20_body">
      <style:paragraph-properties style:line-height-at-least="0.503cm"/>
      <style:text-properties fo:color="#000000" style:font-name="Droid Sans Mono" fo:font-size="10.5pt" fo:font-weight="normal" officeooo:rsid="003f11a5" officeooo:paragraph-rsid="0042da16" fo:background-color="#ffffff"/>
    </style:style>
    <style:style style:name="P93" style:family="paragraph" style:parent-style-name="Text_20_body">
      <style:paragraph-properties style:line-height-at-least="0.503cm"/>
      <style:text-properties fo:color="#000000" style:font-name="Droid Sans Mono" fo:font-size="10.5pt" fo:font-weight="normal" officeooo:rsid="00520c35" officeooo:paragraph-rsid="00520c35" fo:background-color="#ffffff"/>
    </style:style>
    <style:style style:name="P94" style:family="paragraph" style:parent-style-name="Text_20_body">
      <style:paragraph-properties style:line-height-at-least="0.503cm"/>
      <style:text-properties fo:color="#000000" style:font-name="Droid Sans Mono" fo:font-size="10.5pt" fo:font-weight="normal" officeooo:rsid="00529800" officeooo:paragraph-rsid="00529800" fo:background-color="#ffffff"/>
    </style:style>
    <style:style style:name="P95" style:family="paragraph" style:parent-style-name="Text_20_body">
      <style:paragraph-properties style:line-height-at-least="0.503cm"/>
      <style:text-properties fo:color="#000000" style:font-name="Droid Sans Mono" fo:font-size="10.5pt" fo:font-weight="normal" officeooo:rsid="001cfcf9" officeooo:paragraph-rsid="001cfcf9" fo:background-color="#00a933"/>
    </style:style>
    <style:style style:name="P96" style:family="paragraph" style:parent-style-name="Text_20_body">
      <style:paragraph-properties style:line-height-at-least="0.503cm"/>
      <style:text-properties fo:color="#000000" style:font-name="Droid Sans Mono" fo:font-size="14pt" fo:font-weight="bold" officeooo:rsid="0028ef3a" officeooo:paragraph-rsid="00246247" fo:background-color="#ffdbb6" style:font-size-asian="14pt" style:font-weight-asian="bold" style:font-size-complex="14pt" style:font-weight-complex="bold"/>
    </style:style>
    <style:style style:name="P97" style:family="paragraph" style:parent-style-name="Text_20_body">
      <style:paragraph-properties style:line-height-at-least="0.503cm"/>
      <style:text-properties fo:color="#000000" style:font-name="Droid Sans Mono" fo:font-size="14pt" fo:font-weight="bold" officeooo:rsid="0028ef3a" officeooo:paragraph-rsid="002f8513" fo:background-color="#ffdbb6" style:font-size-asian="14pt" style:font-weight-asian="bold" style:font-size-complex="14pt" style:font-weight-complex="bold"/>
    </style:style>
    <style:style style:name="P98" style:family="paragraph" style:parent-style-name="Text_20_body">
      <style:paragraph-properties style:line-height-at-least="0.503cm"/>
      <style:text-properties fo:color="#000000" style:font-name="Droid Sans Mono" fo:font-size="14pt" fo:font-weight="bold" officeooo:rsid="0028ef3a" officeooo:paragraph-rsid="0032a35d" fo:background-color="#ffdbb6" style:font-size-asian="14pt" style:font-weight-asian="bold" style:font-size-complex="14pt" style:font-weight-complex="bold"/>
    </style:style>
    <style:style style:name="P99" style:family="paragraph" style:parent-style-name="Text_20_body">
      <style:paragraph-properties style:line-height-at-least="0.503cm"/>
      <style:text-properties fo:color="#000000" style:font-name="Droid Sans Mono" fo:font-size="14pt" fo:font-weight="bold" officeooo:rsid="0028ef3a" officeooo:paragraph-rsid="0034903b" fo:background-color="#ffdbb6" style:font-size-asian="14pt" style:font-weight-asian="bold" style:font-size-complex="14pt" style:font-weight-complex="bold"/>
    </style:style>
    <style:style style:name="P100" style:family="paragraph" style:parent-style-name="Text_20_body">
      <style:paragraph-properties style:line-height-at-least="0.503cm"/>
      <style:text-properties fo:color="#000000" style:font-name="Droid Sans Mono" fo:font-size="14pt" fo:font-weight="bold" officeooo:rsid="0028ef3a" officeooo:paragraph-rsid="0037f605" fo:background-color="#ffdbb6" style:font-size-asian="14pt" style:font-weight-asian="bold" style:font-size-complex="14pt" style:font-weight-complex="bold"/>
    </style:style>
    <style:style style:name="P101" style:family="paragraph" style:parent-style-name="Text_20_body">
      <style:paragraph-properties style:line-height-at-least="0.503cm"/>
      <style:text-properties fo:color="#000000" style:font-name="Droid Sans Mono" fo:font-size="14pt" fo:font-weight="bold" officeooo:rsid="0034903b" officeooo:paragraph-rsid="0034903b" fo:background-color="#ffdbb6" style:font-size-asian="14pt" style:font-weight-asian="bold" style:font-size-complex="14pt" style:font-weight-complex="bold"/>
    </style:style>
    <style:style style:name="P102" style:family="paragraph" style:parent-style-name="Text_20_body">
      <style:paragraph-properties style:line-height-at-least="0.503cm"/>
      <style:text-properties fo:color="#000000" style:font-name="Droid Sans Mono" fo:font-size="14pt" fo:font-weight="bold" officeooo:rsid="0028ef3a" officeooo:paragraph-rsid="003b331b" fo:background-color="#ffdbb6"/>
    </style:style>
    <style:style style:name="P103" style:family="paragraph" style:parent-style-name="Text_20_body">
      <style:paragraph-properties style:line-height-at-least="0.503cm"/>
      <style:text-properties fo:color="#000000" style:font-name="Droid Sans Mono" fo:font-size="14pt" fo:font-weight="bold" officeooo:rsid="0028ef3a" officeooo:paragraph-rsid="00400145" fo:background-color="#ffdbb6"/>
    </style:style>
    <style:style style:name="P104" style:family="paragraph" style:parent-style-name="Text_20_body">
      <style:paragraph-properties style:line-height-at-least="0.503cm"/>
      <style:text-properties fo:color="#000000" style:font-name="Droid Sans Mono" fo:font-size="14pt" fo:font-weight="bold" officeooo:rsid="001bfcf5" officeooo:paragraph-rsid="001bfcf5" fo:background-color="#ff6d6d" style:font-size-asian="14pt" style:font-weight-asian="bold" style:font-size-complex="14pt" style:font-weight-complex="bold"/>
    </style:style>
    <style:style style:name="P105" style:family="paragraph" style:parent-style-name="Text_20_body">
      <style:paragraph-properties style:line-height-at-least="0.503cm"/>
      <style:text-properties fo:color="#000000" style:font-name="Droid Sans Mono" fo:font-size="14pt" fo:font-weight="bold" officeooo:rsid="00222498" officeooo:paragraph-rsid="00222498" fo:background-color="#ff4000" style:font-size-asian="14pt" style:font-weight-asian="bold" style:font-size-complex="14pt" style:font-weight-complex="bold"/>
    </style:style>
    <style:style style:name="P106" style:family="paragraph" style:parent-style-name="Text_20_body">
      <style:paragraph-properties style:line-height-at-least="0.503cm"/>
      <style:text-properties officeooo:rsid="002aee8b" officeooo:paragraph-rsid="002aee8b"/>
    </style:style>
    <style:style style:name="P107" style:family="paragraph" style:parent-style-name="Text_20_body">
      <style:paragraph-properties style:line-height-at-least="0.503cm"/>
      <style:text-properties officeooo:paragraph-rsid="004685fa"/>
    </style:style>
    <style:style style:name="P108" style:family="paragraph" style:parent-style-name="Text_20_body">
      <style:text-properties officeooo:paragraph-rsid="0046f316"/>
    </style:style>
    <style:style style:name="P109" style:family="paragraph" style:parent-style-name="Text_20_body">
      <style:text-properties officeooo:rsid="00520c35" officeooo:paragraph-rsid="00520c35"/>
    </style:style>
    <style:style style:name="P110" style:family="paragraph" style:parent-style-name="Heading_20_1">
      <style:paragraph-properties style:line-height-at-least="0.503cm"/>
      <style:text-properties fo:font-variant="normal" fo:text-transform="none" fo:color="#212529" style:font-name="apple-system" fo:font-size="12pt" fo:letter-spacing="normal" fo:font-style="normal" fo:font-weight="bold" officeooo:rsid="0034903b" officeooo:paragraph-rsid="0034903b" fo:background-color="#ffffff"/>
    </style:style>
    <style:style style:name="P111" style:family="paragraph" style:parent-style-name="Heading_20_5">
      <style:paragraph-properties fo:margin-left="0cm" fo:margin-right="0cm" fo:margin-top="0cm" fo:margin-bottom="0.247cm" loext:contextual-spacing="false" fo:line-height="150%" fo:text-align="start" style:justify-single-word="false" fo:orphans="2" fo:widows="2" fo:text-indent="0cm" style:auto-text-indent="false"/>
      <style:text-properties fo:font-variant="normal" fo:text-transform="none" fo:color="#212529" style:font-name="apple-system" fo:font-size="15pt" fo:letter-spacing="normal" fo:font-style="normal" fo:font-weight="bold"/>
    </style:style>
    <style:style style:name="P1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529" style:font-name="var font-stack-monospace" fo:font-size="12pt" fo:letter-spacing="normal" fo:font-style="normal" fo:font-weight="bold"/>
    </style:style>
    <style:style style:name="P113" style:family="paragraph" style:parent-style-name="Text_20_body">
      <style:paragraph-properties style:line-height-at-least="0.503cm"/>
      <style:text-properties fo:color="#000000" style:font-name="Droid Sans Mono" fo:font-size="10.5pt" fo:font-weight="normal" officeooo:rsid="00520c35" officeooo:paragraph-rsid="00520c35" fo:background-color="#ffbf00"/>
    </style:style>
    <style:style style:name="P114" style:family="paragraph" style:parent-style-name="Text_20_body">
      <style:paragraph-properties style:line-height-at-least="0.503cm"/>
      <style:text-properties fo:color="#000000" style:font-name="Droid Sans Mono" fo:font-size="10.5pt" fo:font-weight="normal" officeooo:rsid="00520c35" officeooo:paragraph-rsid="00520c35" fo:background-color="#ffffff"/>
    </style:style>
    <style:style style:name="P115" style:family="paragraph" style:parent-style-name="Text_20_body">
      <style:paragraph-properties style:line-height-at-least="0.503cm"/>
      <style:text-properties fo:color="#000000" style:font-name="Droid Sans Mono" fo:font-size="10.5pt" fo:font-weight="normal" officeooo:rsid="00529800" officeooo:paragraph-rsid="0056955a" fo:background-color="#ffffff"/>
    </style:style>
    <style:style style:name="P116" style:family="paragraph" style:parent-style-name="Text_20_body">
      <style:paragraph-properties style:line-height-at-least="0.503cm"/>
      <style:text-properties fo:color="#000000" style:font-name="Droid Sans Mono" fo:font-size="10.5pt" fo:font-weight="normal" officeooo:rsid="005731e8" officeooo:paragraph-rsid="005731e8" fo:background-color="#ffffff"/>
    </style:style>
    <style:style style:name="P117" style:family="paragraph" style:parent-style-name="Text_20_body">
      <style:text-properties fo:font-variant="normal" fo:text-transform="none" style:use-window-font-color="true" style:font-name="Roboto" fo:font-size="14pt" fo:letter-spacing="normal" fo:font-style="normal" fo:font-weight="normal" officeooo:rsid="0014a1b1" officeooo:paragraph-rsid="0046f316" fo:background-color="#ffbf00" style:font-size-asian="14pt" style:font-weight-asian="normal" style:font-size-complex="14pt" style:font-weight-complex="normal" loext:padding="0cm" loext:border="none"/>
    </style:style>
    <style:style style:name="P118" style:family="paragraph" style:parent-style-name="Text_20_body">
      <style:paragraph-properties style:line-height-at-least="0.503cm"/>
      <style:text-properties fo:font-variant="normal" fo:text-transform="none" style:use-window-font-color="true" style:font-name="Roboto" fo:font-size="14pt" fo:letter-spacing="normal" fo:font-style="normal" fo:font-weight="normal" officeooo:rsid="0014a1b1" officeooo:paragraph-rsid="0055f9e8" fo:background-color="#ffbf00" style:font-size-asian="14pt" style:font-weight-asian="normal" style:font-size-complex="14pt" style:font-weight-complex="normal" loext:padding="0cm" loext:border="none"/>
    </style:style>
    <style:style style:name="P119" style:family="paragraph" style:parent-style-name="Text_20_body">
      <style:text-properties fo:font-weight="bold" officeooo:rsid="0050acb3" officeooo:paragraph-rsid="0050acb3" style:font-weight-asian="bold" style:font-weight-complex="bold"/>
    </style:style>
    <style:style style:name="T1" style:family="text">
      <style:text-properties fo:color="#0000ff"/>
    </style:style>
    <style:style style:name="T2" style:family="text">
      <style:text-properties fo:color="#0000ff" fo:background-color="#ffe994" loext:char-shading-value="0"/>
    </style:style>
    <style:style style:name="T3" style:family="text">
      <style:text-properties fo:color="#a31515"/>
    </style:style>
    <style:style style:name="T4" style:family="text">
      <style:text-properties fo:color="#800000"/>
    </style:style>
    <style:style style:name="T5" style:family="text">
      <style:text-properties fo:color="#800000" fo:background-color="#ffe994" loext:char-shading-value="0"/>
    </style:style>
    <style:style style:name="T6" style:family="text">
      <style:text-properties fo:font-variant="normal" fo:text-transform="none" fo:color="#ff4000" style:font-name="Roboto" fo:font-size="7.5pt" fo:letter-spacing="normal" fo:font-style="normal" fo:font-weight="normal" loext:padding="0cm" loext:border="none"/>
    </style:style>
    <style:style style:name="T7" style:family="text">
      <style:text-properties fo:font-variant="normal" fo:text-transform="none" fo:color="#ff4000" style:font-name="Roboto" fo:font-size="7.5pt" fo:letter-spacing="normal" fo:font-style="normal" fo:font-weight="bold" officeooo:rsid="000ff882" fo:background-color="#ff6d6d" loext:char-shading-value="0" style:font-weight-asian="bold" style:font-weight-complex="bold" loext:padding="0cm" loext:border="none"/>
    </style:style>
    <style:style style:name="T8" style:family="text">
      <style:text-properties fo:font-variant="normal" fo:text-transform="none" style:use-window-font-color="true" style:font-name="Roboto" fo:font-size="14pt" fo:letter-spacing="normal" fo:font-style="normal" fo:font-weight="normal" officeooo:rsid="0014a1b1" style:font-size-asian="14pt" style:font-weight-asian="normal" style:font-size-complex="14pt" style:font-weight-complex="normal" loext:padding="0cm" loext:border="none"/>
    </style:style>
    <style:style style:name="T9" style:family="text">
      <style:text-properties fo:font-variant="normal" fo:text-transform="none" style:use-window-font-color="true" style:font-name="Roboto" fo:font-size="14pt" fo:letter-spacing="normal" fo:font-style="normal" fo:font-weight="normal" style:font-size-asian="14pt" style:font-weight-asian="normal" style:font-size-complex="14pt" style:font-weight-complex="normal" loext:padding="0cm" loext:border="none"/>
    </style:style>
    <style:style style:name="T10" style:family="text">
      <style:text-properties fo:font-variant="normal" fo:text-transform="none" style:use-window-font-color="true" style:font-name="Roboto" fo:font-size="14pt" fo:letter-spacing="normal" fo:font-style="normal" fo:font-weight="bold" officeooo:rsid="0046f316" fo:background-color="#ff6d6d" loext:char-shading-value="0" style:font-size-asian="14pt" style:font-weight-asian="bold" style:font-size-complex="14pt" style:font-weight-complex="bold" loext:padding="0cm" loext:border="none"/>
    </style:style>
    <style:style style:name="T11" style:family="text">
      <style:text-properties fo:font-variant="normal" fo:text-transform="none" style:use-window-font-color="true" style:font-name="Roboto" fo:font-size="14pt" fo:letter-spacing="normal" fo:font-style="normal" fo:font-weight="bold" officeooo:rsid="0014a1b1" fo:background-color="#ff6d6d" loext:char-shading-value="0" style:font-size-asian="14pt" style:font-weight-asian="bold" style:font-size-complex="14pt" style:font-weight-complex="bold" loext:padding="0cm" loext:border="none"/>
    </style:style>
    <style:style style:name="T12" style:family="text">
      <style:text-properties fo:font-variant="normal" fo:text-transform="none" style:use-window-font-color="true" style:font-name="Roboto" fo:font-size="14pt" fo:letter-spacing="normal" fo:font-style="normal" officeooo:rsid="0014a1b1" style:font-size-asian="14pt" style:font-size-complex="14pt" loext:padding="0cm" loext:border="none"/>
    </style:style>
    <style:style style:name="T13" style:family="text">
      <style:text-properties fo:font-variant="normal" fo:text-transform="none" style:use-window-font-color="true" style:font-name="Roboto" fo:font-size="14pt" fo:letter-spacing="normal" fo:font-style="normal" style:font-size-asian="14pt" style:font-size-complex="14pt" loext:padding="0cm" loext:border="none"/>
    </style:style>
    <style:style style:name="T14" style:family="text">
      <style:text-properties fo:color="#ff0000"/>
    </style:style>
    <style:style style:name="T15" style:family="text">
      <style:text-properties fo:color="#ff0000" fo:background-color="#ffe994" loext:char-shading-value="0"/>
    </style:style>
    <style:style style:name="T16" style:family="text">
      <style:text-properties fo:font-size="14pt" fo:font-weight="bold" officeooo:rsid="0014a1b1" fo:background-color="#ffdbb6" loext:char-shading-value="0" style:font-size-asian="14pt" style:font-weight-asian="bold" style:font-size-complex="14pt" style:font-weight-complex="bold"/>
    </style:style>
    <style:style style:name="T17" style:family="text">
      <style:text-properties fo:font-size="14pt" fo:font-weight="bold" officeooo:rsid="0028ef3a" fo:background-color="#ffdbb6" loext:char-shading-value="0" style:font-size-asian="14pt" style:font-weight-asian="bold" style:font-size-complex="14pt" style:font-weight-complex="bold"/>
    </style:style>
    <style:style style:name="T18" style:family="text">
      <style:text-properties fo:font-size="14pt" fo:font-weight="bold" officeooo:rsid="0037f605" fo:background-color="#ffdbb6" loext:char-shading-value="0" style:font-size-asian="14pt" style:font-weight-asian="bold" style:font-size-complex="14pt" style:font-weight-complex="bold"/>
    </style:style>
    <style:style style:name="T19" style:family="text">
      <style:text-properties fo:font-size="14pt" fo:font-weight="bold" officeooo:rsid="0042da16" fo:background-color="#ffdbb6" loext:char-shading-value="0" style:font-size-asian="14pt" style:font-weight-asian="bold" style:font-size-complex="14pt" style:font-weight-complex="bold"/>
    </style:style>
    <style:style style:name="T20" style:family="text">
      <style:text-properties fo:color="#000000" style:font-name="Droid Sans Mono" fo:font-size="10.5pt" fo:font-weight="normal" fo:background-color="#ffffff" loext:char-shading-value="0"/>
    </style:style>
    <style:style style:name="T21" style:family="text">
      <style:text-properties fo:color="#000000" style:font-name="Droid Sans Mono" fo:font-size="14pt" fo:font-weight="bold" officeooo:rsid="0028ef3a" fo:background-color="#ffdbb6" loext:char-shading-value="0" style:font-size-asian="14pt" style:font-weight-asian="bold" style:font-size-complex="14pt" style:font-weight-complex="bold"/>
    </style:style>
    <style:style style:name="T22" style:family="text">
      <style:text-properties fo:color="#000000" style:font-name="Droid Sans Mono" fo:font-size="14pt" fo:font-weight="bold" officeooo:rsid="0037f605" fo:background-color="#ffdbb6" loext:char-shading-value="0" style:font-size-asian="14pt" style:font-weight-asian="bold" style:font-size-complex="14pt" style:font-weight-complex="bold"/>
    </style:style>
    <style:style style:name="T23" style:family="text">
      <style:text-properties fo:color="#000000" style:font-name="Droid Sans Mono" fo:font-size="14pt" fo:font-weight="bold" officeooo:rsid="004685fa" fo:background-color="#ffdbb6" loext:char-shading-value="0" style:font-size-asian="14pt" style:font-weight-asian="bold" style:font-size-complex="14pt" style:font-weight-complex="bold"/>
    </style:style>
    <style:style style:name="T24" style:family="text">
      <style:text-properties fo:color="#098658"/>
    </style:style>
    <style:style style:name="T25" style:family="text">
      <style:text-properties fo:color="#0451a5"/>
    </style:style>
    <style:style style:name="T26" style:family="text">
      <style:text-properties fo:background-color="#ffe994" loext:char-shading-value="0"/>
    </style:style>
    <style:style style:name="T27" style:family="text">
      <style:text-properties officeooo:rsid="002f8513"/>
    </style:style>
    <style:style style:name="T28" style:family="text">
      <style:text-properties officeooo:rsid="0032a35d"/>
    </style:style>
    <style:style style:name="T29" style:family="text">
      <style:text-properties officeooo:rsid="0034903b"/>
    </style:style>
    <style:style style:name="T30" style:family="text">
      <style:text-properties officeooo:rsid="0037f605"/>
    </style:style>
    <style:style style:name="T31" style:family="text">
      <style:text-properties style:font-size-asian="14pt" style:font-weight-asian="bold" style:font-size-complex="14pt" style:font-weight-complex="bold"/>
    </style:style>
    <style:style style:name="T32" style:family="text">
      <style:text-properties officeooo:rsid="0037f605" style:font-size-asian="14pt" style:font-weight-asian="bold" style:font-size-complex="14pt" style:font-weight-complex="bold"/>
    </style:style>
    <style:style style:name="T33" style:family="text">
      <style:text-properties officeooo:rsid="003b331b" style:font-size-asian="14pt" style:font-weight-asian="bold" style:font-size-complex="14pt" style:font-weight-complex="bold"/>
    </style:style>
    <style:style style:name="T34" style:family="text">
      <style:text-properties officeooo:rsid="00400145" style:font-size-asian="14pt" style:font-weight-asian="bold" style:font-size-complex="14pt" style:font-weight-complex="bold"/>
    </style:style>
    <style:style style:name="T35" style:family="text">
      <style:text-properties officeooo:rsid="004151d6" style:font-size-asian="14pt" style:font-weight-asian="bold" style:font-size-complex="14pt" style:font-weight-complex="bold"/>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fo:background-color="#81d41a" loext:char-shading-value="0"/>
    </style:style>
    <style:style style:name="T39" style:family="text">
      <style:text-properties fo:background-color="#f6f9d4" loext:char-shading-value="0"/>
    </style:style>
    <style:style style:name="T40" style:family="text">
      <style:text-properties fo:background-color="#e8f2a1" loext:char-shading-value="0"/>
    </style:style>
    <style:style style:name="T41" style:family="text">
      <style:text-properties officeooo:rsid="004952c1"/>
    </style:style>
    <style:style style:name="T42" style:family="text">
      <style:text-properties fo:background-color="#afd095" loext:char-shading-value="0"/>
    </style:style>
    <style:style style:name="T43" style:family="text">
      <style:text-properties fo:background-color="#00a933" loext:char-shading-value="0"/>
    </style:style>
    <style:style style:name="T44" style:family="text">
      <style:text-properties fo:font-size="12pt" style:font-size-asian="12pt" style:font-size-complex="12pt"/>
    </style:style>
    <style:style style:name="T45" style:family="text">
      <style:text-properties officeooo:rsid="0055714e" fo:background-color="#ffbf00" loext:char-shading-value="0"/>
    </style:style>
    <style:style style:name="T46" style:family="text">
      <style:text-properties fo:background-color="#ffbf00" loext:char-shading-value="0"/>
    </style:style>
    <style:style style:name="T47" style:family="text">
      <style:text-properties officeooo:rsid="0056955a"/>
    </style:style>
    <style:style style:name="T48" style:family="text">
      <style:text-properties officeooo:rsid="005731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xt tutorijal</text:p>
      <text:p text:style-name="P1"/>
      <text:p text:style-name="P68"><text:a xlink:type="simple" xlink:href="https://www.youtube.com/watch?v=A63UxsQsEbU&amp;list=PL4cUxeGkcC9g9gP2onazU5-2M-AzA8eBw" text:style-name="Internet_20_link" text:visited-style-name="Visited_20_Internet_20_Link"><text:span text:style-name="T44">https://www.youtube.com/watch?v=A63UxsQsEbU&amp;list=PL4cUxeGkcC9g9gP2onazU5-2M-AzA8eBw</text:span></text:a></text:p>
      <text:p text:style-name="P108"><text:a xlink:type="simple" xlink:href="https://ninja-list-blush-gamma.vercel.app/ninjas/1" text:style-name="Internet_20_link" text:visited-style-name="Visited_20_Internet_20_Link"><text:span text:style-name="T8">https://ninja-list-blush-gamma.vercel.app/ninjas/1</text:span></text:a></text:p>
      <text:p text:style-name="P109"><text:span text:style-name="T8">N</text:span><text:span text:style-name="T9">a vercelu je.</text:span></text:p>
      <text:p text:style-name="P119"><text:span text:style-name="T12">T</text:span><text:span text:style-name="T13">oken:</text:span></text:p>
      <text:p text:style-name="P117">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</text:p>
      <text:p text:style-name="P108"><text:span text:style-name="T10">#</text:span><text:span text:style-name="T11">1 Introduction &amp; setup</text:span><text:span text:style-name="T7"><text:line-break/></text:span><text:span text:style-name="T6"><text:line-break/></text:span></text:p>
      <text:p text:style-name="P2">otvori se folder pa terminal i ukuca</text:p>
      <text:p text:style-name="P3">zorica@zorica-MS-7C52:~/Радна површина/programiranje/NEXT/tuts$ </text:p>
      <text:p text:style-name="P3"><text:span text:style-name="T36">npx create-next-app</text:span> <text:span text:style-name="T36">ninjalist</text:span></text:p>
      <text:p text:style-name="P61"/>
      <text:p text:style-name="P2">pa <text:span text:style-name="T36">npm run dev</text:span></text:p>
      <text:p text:style-name="P2"/>
      <text:p text:style-name="P2"><text:a xlink:type="simple" xlink:href="http://localhost:3000/" text:style-name="Internet_20_link" text:visited-style-name="Visited_20_Internet_20_Link">http://localhost:3000/</text:a></text:p>
      <text:p text:style-name="P2"/>
      <text:p text:style-name="P2">i pokaze aplikaciju.</text:p>
      <text:p text:style-name="P2"/>
      <text:p text:style-name="P2">Onda se pokrene <text:span text:style-name="T36">code .</text:span></text:p>
      <text:p text:style-name="P2">Pa se izbrise sve</text:p>
      <text:p text:style-name="P2"/>
      <text:p text:style-name="P2">pages/i<text:span text:style-name="T38">ndex.js</text:span></text:p>
      <text:p text:style-name="P2">i ostavi samo ovako</text:p>
      <text:p text:style-name="P36"><text:span text:style-name="T1">import</text:span> Head <text:span text:style-name="T1">from</text:span> <text:span text:style-name="T3">'next/head'</text:span></text:p>
      <text:p text:style-name="P37"><text:span text:style-name="T1">import</text:span> Image <text:span text:style-name="T1">from</text:span> <text:span text:style-name="T3">'next/image'</text:span></text:p>
      <text:p text:style-name="P37"><text:span text:style-name="T1">import</text:span> styles <text:span text:style-name="T1">from</text:span> <text:span text:style-name="T3">'../styles/Home.module.css'</text:span></text:p>
      <text:p text:style-name="P63"/>
      <text:p text:style-name="P37"><text:span text:style-name="T1">export</text:span> <text:span text:style-name="T1">default</text:span> <text:span text:style-name="T1">function</text:span> Home() {</text:p>
      <text:p text:style-name="P37"><text:span text:style-name="T1">return</text:span> (</text:p>
      <text:p text:style-name="P53">&lt;div&gt;</text:p>
      <text:p text:style-name="P63"/>
      <text:p text:style-name="P67"/>
      <text:p text:style-name="P53">&lt;/div&gt;</text:p>
      <text:p text:style-name="P37">)</text:p>
      <text:p text:style-name="P37">}</text:p>
      <text:p text:style-name="P4"/>
      <text:p text:style-name="P2">Pa se doda</text:p>
      <text:p text:style-name="P7"><text:span text:style-name="T1">import</text:span> Head <text:span text:style-name="T1">from</text:span> <text:span text:style-name="T3">'next/head'</text:span></text:p>
      <text:p text:style-name="P4"><text:span text:style-name="T1">import</text:span> Image <text:span text:style-name="T1">from</text:span> <text:span text:style-name="T3">'next/image'</text:span></text:p>
      <text:p text:style-name="P4"><text:span text:style-name="T1">import</text:span> styles <text:span text:style-name="T1">from</text:span> <text:span text:style-name="T3">'../styles/Home.module.css'</text:span></text:p>
      <text:p text:style-name="P56"/>
      <text:p text:style-name="P4"><text:span text:style-name="T1">export</text:span> <text:span text:style-name="T1">default</text:span> <text:span text:style-name="T1">function</text:span> Home() {</text:p>
      <text:p text:style-name="P4"><text:span text:style-name="T1">return</text:span> (</text:p>
      <text:p text:style-name="P53"><text:soft-page-break/>&lt;div&gt;</text:p>
      <text:p text:style-name="P37"><text:span text:style-name="T4">&lt;h1&gt;</text:span>Homepage<text:span text:style-name="T4">&lt;/h1&gt;</text:span></text:p>
      <text:p text:style-name="P67"/>
      <text:p text:style-name="P67"/>
      <text:p text:style-name="P53">&lt;/div&gt;</text:p>
      <text:p text:style-name="P37">)</text:p>
      <text:p text:style-name="P4">}</text:p>
      <text:p text:style-name="P4"/>
      <text:p text:style-name="P69"><text:line-break/><text:span text:style-name="T16">£2. pages and routes</text:span></text:p>
      <text:p text:style-name="P69"/>
      <text:p text:style-name="P57">Sada prvo u code ubacimo Simple react Snippets</text:p>
      <text:p text:style-name="P57">pa ukucamo <text:span text:style-name="T39">sfc</text:span></text:p>
      <text:p text:style-name="P57">pages/<text:span text:style-name="T40">about.js</text:span></text:p>
      <text:p text:style-name="P57"/>
      <text:p text:style-name="P38"><text:span text:style-name="T1">const</text:span> = () <text:span text:style-name="T1">=&gt;</text:span> {</text:p>
      <text:p text:style-name="P40"><text:span text:style-name="T1">return</text:span> ( );</text:p>
      <text:p text:style-name="P40">}</text:p>
      <text:p text:style-name="P40"><text:span text:style-name="T1">export</text:span> <text:span text:style-name="T1">default</text:span> ;</text:p>
      <text:p text:style-name="P64"/>
      <text:p text:style-name="P65">Pa je doteramo ovako</text:p>
      <text:p text:style-name="P65">pages/about.js</text:p>
      <text:p text:style-name="P39"><text:span text:style-name="T1">const</text:span> About = () <text:span text:style-name="T1">=&gt;</text:span> {</text:p>
      <text:p text:style-name="P40"><text:span text:style-name="T1">return</text:span> (</text:p>
      <text:p text:style-name="P40"><text:span text:style-name="T4">&lt;div&gt;</text:span> </text:p>
      <text:p text:style-name="P40"><text:span text:style-name="T4">&lt;h1&gt;</text:span>About<text:span text:style-name="T4">&lt;/h1&gt;</text:span></text:p>
      <text:p text:style-name="P40"><text:span text:style-name="T4">&lt;p&gt;</text:span>Lorem<text:span text:style-name="T4">&lt;/p&gt;</text:span></text:p>
      <text:p text:style-name="P54">&lt;/div&gt;</text:p>
      <text:p text:style-name="P40">);</text:p>
      <text:p text:style-name="P40">}</text:p>
      <text:p text:style-name="P41"><text:span text:style-name="T1">export</text:span> <text:span text:style-name="T1">default</text:span> About;</text:p>
      <text:p text:style-name="P6"/>
      <text:p text:style-name="P9">Naprav</text:p>
      <text:p text:style-name="P58"/>
      <text:p text:style-name="P58">I onda odemo na adresu</text:p>
      <text:p text:style-name="P58"><text:a xlink:type="simple" xlink:href="http://localhost:3000/about" text:style-name="Internet_20_link" text:visited-style-name="Visited_20_Internet_20_Link"><text:span text:style-name="T40">http://localhost:3000/about</text:span></text:a></text:p>
      <text:p text:style-name="P59">I sve se vidi.</text:p>
      <text:p text:style-name="P59"/>
      <text:p text:style-name="P8">imo novi folder i unutra novi fajl.</text:p>
      <text:p text:style-name="P5"/>
      <text:p text:style-name="P42">pages/ninjas/test.js</text:p>
      <text:p text:style-name="P42"/>
      <text:p text:style-name="P42"><text:span text:style-name="T1">const</text:span> Test= () <text:span text:style-name="T1">=&gt;</text:span> {</text:p>
      <text:p text:style-name="P40"><text:span text:style-name="T1">return</text:span> (</text:p>
      <text:p text:style-name="P54">&lt;div&gt;</text:p>
      <text:p text:style-name="P40"><text:span text:style-name="T4">&lt;h1&gt;</text:span>Test<text:span text:style-name="T4">&lt;/h1&gt;</text:span></text:p>
      <text:p text:style-name="P54">&lt;/div&gt;</text:p>
      <text:p text:style-name="P40">);</text:p>
      <text:p text:style-name="P40">}</text:p>
      <text:p text:style-name="P40"><text:soft-page-break/><text:span text:style-name="T1">export</text:span> <text:span text:style-name="T1">default</text:span> Test;</text:p>
      <text:p text:style-name="P8"/>
      <text:p text:style-name="P8">Pa se ode u brauzer</text:p>
      <text:p text:style-name="P8"><text:a xlink:type="simple" xlink:href="http://localhost:3000/ninjas/test" text:style-name="Internet_20_link" text:visited-style-name="Visited_20_Internet_20_Link">http://localhost:3000/ninjas/test</text:a></text:p>
      <text:p text:style-name="P8"/>
      <text:p text:style-name="P10">Pa se napravi nov <text:span text:style-name="T41">folder i u njemu </text:span>fajl ovako</text:p>
      <text:p text:style-name="P10"/>
      <text:p text:style-name="P8">pages/<text:span text:style-name="T40">ninjas/index.js</text:span></text:p>
      <text:p text:style-name="P43"><text:span text:style-name="T1">const</text:span> Ninjas = () <text:span text:style-name="T1">=&gt;</text:span> {</text:p>
      <text:p text:style-name="P44"><text:span text:style-name="T1">return</text:span> (</text:p>
      <text:p text:style-name="P44"><text:span text:style-name="T4">&lt;h1&gt;</text:span>All Ninjas<text:span text:style-name="T4">&lt;/h1&gt;</text:span></text:p>
      <text:p text:style-name="P44">);</text:p>
      <text:p text:style-name="P44">}</text:p>
      <text:p text:style-name="P44"><text:span text:style-name="T1">export</text:span> <text:span text:style-name="T1">default</text:span> Ninjas;</text:p>
      <text:p text:style-name="P8"/>
      <text:p text:style-name="P10">Pa se ode u brauzer</text:p>
      <text:p text:style-name="P10"><text:a xlink:type="simple" xlink:href="http://localhost:3000/ninjas" text:style-name="Internet_20_link" text:visited-style-name="Visited_20_Internet_20_Link">http://localhost:3000/ninjas</text:a></text:p>
      <text:p text:style-name="P10">I pokazena nam ono sto je u indexu.</text:p>
      <text:p text:style-name="P10"/>
      <text:p text:style-name="P104">£3 Adding other components</text:p>
      <text:p text:style-name="P70">Napravimo ovako</text:p>
      <text:p text:style-name="P70">comps/<text:span text:style-name="T42">Navbar.js</text:span></text:p>
      <text:p text:style-name="P45"><text:span text:style-name="T1">const</text:span> Navbar = () <text:span text:style-name="T1">=&gt;</text:span> {</text:p>
      <text:p text:style-name="P46"><text:span text:style-name="T1">return</text:span> ( </text:p>
      <text:p text:style-name="P55">&lt;nav&gt;</text:p>
      <text:p text:style-name="P46"><text:span text:style-name="T4">&lt;div</text:span> <text:span text:style-name="T14">className</text:span>=<text:span text:style-name="T3">"logo"</text:span><text:span text:style-name="T4">&gt;</text:span></text:p>
      <text:p text:style-name="P46"><text:span text:style-name="T4">&lt;h1&gt;</text:span>Ninja List<text:span text:style-name="T4">&lt;/h1&gt;</text:span></text:p>
      <text:p text:style-name="P46"><text:span text:style-name="T4">&lt;/div&gt;</text:span> </text:p>
      <text:p text:style-name="P46"><text:span text:style-name="T4">&lt;a&gt;</text:span>Home<text:span text:style-name="T4">&lt;/a&gt;</text:span> </text:p>
      <text:p text:style-name="P46"><text:span text:style-name="T4">&lt;a&gt;</text:span>About<text:span text:style-name="T4">&lt;/a&gt;</text:span> </text:p>
      <text:p text:style-name="P46"><text:span text:style-name="T4">&lt;a&gt;</text:span>Ninja Listing<text:span text:style-name="T4">&lt;/a&gt;</text:span> </text:p>
      <text:p text:style-name="P55">&lt;/nav&gt;</text:p>
      <text:p text:style-name="P46">);</text:p>
      <text:p text:style-name="P46">}</text:p>
      <text:p text:style-name="P46"><text:span text:style-name="T1">export</text:span> <text:span text:style-name="T1">default</text:span> Navbar;</text:p>
      <text:p text:style-name="P70"/>
      <text:p text:style-name="P70">I nakon toga ubacimo u pages/<text:span text:style-name="T43">index.js</text:span></text:p>
      <text:p text:style-name="P70">ovako</text:p>
      <text:p text:style-name="P11"><text:span text:style-name="T1">import</text:span> Head <text:span text:style-name="T1">from</text:span> <text:span text:style-name="T3">'next/head'</text:span></text:p>
      <text:p text:style-name="P4"><text:span text:style-name="T1">import</text:span> Image <text:span text:style-name="T1">from</text:span> <text:span text:style-name="T3">'next/image'</text:span></text:p>
      <text:p text:style-name="P25"><text:span text:style-name="T1">import</text:span> Navbar <text:span text:style-name="T1">from</text:span> <text:span text:style-name="T3">'../comps/Navbar'</text:span></text:p>
      <text:p text:style-name="P4"><text:span text:style-name="T1">import</text:span> styles <text:span text:style-name="T1">from</text:span> <text:span text:style-name="T3">'../styles/Home.module.css'</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25"><text:span text:style-name="T4">&lt;Navbar</text:span> <text:span text:style-name="T4">/&gt;</text:span></text:p>
      <text:p text:style-name="P4"><text:span text:style-name="T4">&lt;h1&gt;</text:span>Homepage<text:span text:style-name="T4">&lt;/h1&gt;</text:span></text:p>
      <text:p text:style-name="P66"><text:soft-page-break/></text:p>
      <text:p text:style-name="P48">&lt;/div&gt;</text:p>
      <text:p text:style-name="P4">)</text:p>
      <text:p text:style-name="P4">}</text:p>
      <text:p text:style-name="P4"/>
      <text:p text:style-name="P71">Pa nova komponenta</text:p>
      <text:p text:style-name="P95">comps/Footer.js</text:p>
      <text:p text:style-name="P12"><text:span text:style-name="T1">const</text:span> Footer = () <text:span text:style-name="T1">=&gt;</text:span> {</text:p>
      <text:p text:style-name="P4"><text:span text:style-name="T1">return</text:span> ( </text:p>
      <text:p text:style-name="P48">&lt;div&gt;</text:p>
      <text:p text:style-name="P4">Copyright 2021 Ninja List</text:p>
      <text:p text:style-name="P48">&lt;/div&gt;</text:p>
      <text:p text:style-name="P4">);</text:p>
      <text:p text:style-name="P4">}</text:p>
      <text:p text:style-name="P4"><text:span text:style-name="T1">export</text:span> <text:span text:style-name="T1">default</text:span> Footer;</text:p>
      <text:p text:style-name="P71"/>
      <text:p text:style-name="P71">Pa je ubacimo u pages/<text:span text:style-name="T43">index.js</text:span></text:p>
      <text:p text:style-name="P26"><text:span text:style-name="T1">import</text:span> Footer <text:span text:style-name="T1">from</text:span> <text:span text:style-name="T3">'../comps/Footer'</text:span></text:p>
      <text:p text:style-name="P4"><text:span text:style-name="T1">import</text:span> Navbar <text:span text:style-name="T1">from</text:span> <text:span text:style-name="T3">'../comps/Navbar'</text:span></text:p>
      <text:p text:style-name="P4"><text:span text:style-name="T1">import</text:span> styles <text:span text:style-name="T1">from</text:span> <text:span text:style-name="T3">'../styles/Home.module.css'</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4"><text:span text:style-name="T4">&lt;Navbar</text:span> <text:span text:style-name="T4">/&gt;</text:span></text:p>
      <text:p text:style-name="P4"><text:span text:style-name="T4">&lt;h1&gt;</text:span>Homepage<text:span text:style-name="T4">&lt;/h1&gt;</text:span></text:p>
      <text:p text:style-name="P56"/>
      <text:p text:style-name="P25"><text:span text:style-name="T4">&lt;Footer</text:span> <text:span text:style-name="T4">/&gt;</text:span></text:p>
      <text:p text:style-name="P48">&lt;/div&gt;</text:p>
      <text:p text:style-name="P4">)</text:p>
      <text:p text:style-name="P4">}</text:p>
      <text:p text:style-name="P71"/>
      <text:p text:style-name="P72">Pa sada c<text:span text:style-name="T43">omps/Navbar.js</text:span></text:p>
      <text:p text:style-name="P33"><text:span text:style-name="T1">import</text:span> Link <text:span text:style-name="T1">from</text:span> <text:span text:style-name="T3">'next/link'</text:span></text:p>
      <text:p text:style-name="P4"><text:span text:style-name="T1">const</text:span> Navbar = () <text:span text:style-name="T1">=&gt;</text:span> {</text:p>
      <text:p text:style-name="P4"><text:span text:style-name="T1">return</text:span> ( </text:p>
      <text:p text:style-name="P48">&lt;nav&gt;</text:p>
      <text:p text:style-name="P25"><text:span text:style-name="T4">&lt;div</text:span> <text:span text:style-name="T14">className</text:span>=<text:span text:style-name="T3">"logo"</text:span><text:span text:style-name="T4">&gt;</text:span></text:p>
      <text:p text:style-name="P25"><text:span text:style-name="T4">&lt;h1&gt;</text:span>Ninja List<text:span text:style-name="T4">&lt;/h1&gt;</text:span></text:p>
      <text:p text:style-name="P25"><text:span text:style-name="T4">&lt;/div&gt;</text:span> </text:p>
      <text:p text:style-name="P25"><text:span text:style-name="T4">&lt;Link</text:span> <text:span text:style-name="T14">href</text:span>=<text:span text:style-name="T3">"/"</text:span><text:span text:style-name="T4">&gt;</text:span></text:p>
      <text:p text:style-name="P25"><text:span text:style-name="T4">&lt;a&gt;</text:span>Home<text:span text:style-name="T4">&lt;/a&gt;</text:span></text:p>
      <text:p text:style-name="P52">&lt;/Link&gt;</text:p>
      <text:p text:style-name="P25"><text:span text:style-name="T4">&lt;Link</text:span> <text:span text:style-name="T14">href</text:span>=<text:span text:style-name="T3">"/about"</text:span><text:span text:style-name="T4">&gt;</text:span></text:p>
      <text:p text:style-name="P25"><text:span text:style-name="T4">&lt;a&gt;</text:span>To About<text:span text:style-name="T4">&lt;/a&gt;</text:span></text:p>
      <text:p text:style-name="P52">&lt;/Link&gt;</text:p>
      <text:p text:style-name="P25"><text:span text:style-name="T4">&lt;Link</text:span> <text:span text:style-name="T14">href</text:span>=<text:span text:style-name="T3">"/ninjas"</text:span><text:span text:style-name="T4">&gt;</text:span></text:p>
      <text:p text:style-name="P25"><text:soft-page-break/><text:span text:style-name="T4">&lt;a&gt;</text:span>Ninja Listing<text:span text:style-name="T4">&lt;/a&gt;</text:span></text:p>
      <text:p text:style-name="P52">&lt;/Link&gt;</text:p>
      <text:p text:style-name="P52">&lt;/nav&gt;</text:p>
      <text:p text:style-name="P4">);</text:p>
      <text:p text:style-name="P4">}</text:p>
      <text:p text:style-name="P4"><text:span text:style-name="T1">export</text:span> <text:span text:style-name="T1">default</text:span> Navbar;</text:p>
      <text:p text:style-name="P72"/>
      <text:p text:style-name="P73">Pa jos dodamo u pages/index.js</text:p>
      <text:p text:style-name="P27"><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4"><text:span text:style-name="T4">&lt;Navbar</text:span> <text:span text:style-name="T4">/&gt;</text:span></text:p>
      <text:p text:style-name="P4"><text:span text:style-name="T4">&lt;h1&gt;</text:span>Homepage<text:span text:style-name="T4">&lt;/h1&gt;</text:span></text:p>
      <text:p text:style-name="P25"><text:span text:style-name="T4">&lt;Link</text:span> <text:span text:style-name="T14">href</text:span>=<text:span text:style-name="T3">"/ninjas"</text:span><text:span text:style-name="T4">&gt;</text:span></text:p>
      <text:p text:style-name="P25"><text:span text:style-name="T4">&lt;a&gt;</text:span>See Ninja Listing<text:span text:style-name="T4">&lt;/a&gt;&lt;/Link&gt;</text:span></text:p>
      <text:p text:style-name="P4"><text:span text:style-name="T4">&lt;Footer</text:span> <text:span text:style-name="T4">/&gt;</text:span></text:p>
      <text:p text:style-name="P73"/>
      <text:p text:style-name="P105">£5 Creating a Layout Components</text:p>
      <text:p text:style-name="P74">comps/Layout.js</text:p>
      <text:p text:style-name="P47"><text:span text:style-name="T1">const</text:span> Layout</text:p>
      <text:p text:style-name="P46">= () <text:span text:style-name="T1">=&gt;</text:span> {</text:p>
      <text:p text:style-name="P46"><text:span text:style-name="T1">return</text:span> ( );</text:p>
      <text:p text:style-name="P46">}</text:p>
      <text:p text:style-name="P46"><text:span text:style-name="T1">export</text:span> <text:span text:style-name="T1">default</text:span> Layout</text:p>
      <text:p text:style-name="P46">;</text:p>
      <text:p text:style-name="P74"/>
      <text:p text:style-name="P75">Pa se ode u pages/_app.js</text:p>
      <text:p text:style-name="P13"><text:span text:style-name="T1">import</text:span> Layout <text:span text:style-name="T1">from</text:span> <text:span text:style-name="T3">'../comps/Layout'</text:span></text:p>
      <text:p text:style-name="P4"><text:span text:style-name="T1">import</text:span> <text:span text:style-name="T3">'../styles/globals.css'</text:span></text:p>
      <text:p text:style-name="P56"/>
      <text:p text:style-name="P4"><text:span text:style-name="T1">function</text:span> MyApp({ Component, pageProps }) {</text:p>
      <text:p text:style-name="P4"><text:span text:style-name="T1">return</text:span> (</text:p>
      <text:p text:style-name="P48">&lt;Layout&gt;</text:p>
      <text:p text:style-name="P4"><text:span text:style-name="T4">&lt;Component</text:span> <text:span text:style-name="T1">{</text:span>...pageProps<text:span text:style-name="T1">}</text:span> <text:span text:style-name="T4">/&gt;</text:span></text:p>
      <text:p text:style-name="P48">&lt;/Layout&gt;</text:p>
      <text:p text:style-name="P4">)</text:p>
      <text:p text:style-name="P4">}</text:p>
      <text:p text:style-name="P56"/>
      <text:p text:style-name="P4"><text:span text:style-name="T1">export</text:span> <text:span text:style-name="T1">default</text:span> MyApp</text:p>
      <text:p text:style-name="P4"/>
      <text:p text:style-name="P75">Pa se time sve komponente uvjaju u ovaj Layout</text:p>
      <text:p text:style-name="P75">Pa se vretimo u comps/Layout.js</text:p>
      <text:p text:style-name="P13"><text:span text:style-name="T1">import</text:span> Footer <text:span text:style-name="T1">from</text:span> <text:span text:style-name="T3">"./Footer"</text:span>;</text:p>
      <text:p text:style-name="P4"><text:span text:style-name="T1">import</text:span> Navbar <text:span text:style-name="T1">from</text:span> <text:span text:style-name="T3">"./Navbar"</text:span>;</text:p>
      <text:p text:style-name="P56"><text:soft-page-break/></text:p>
      <text:p text:style-name="P4"><text:span text:style-name="T1">const</text:span> Layout</text:p>
      <text:p text:style-name="P4">= ({children}) <text:span text:style-name="T1">=&gt;</text:span> {</text:p>
      <text:p text:style-name="P4"><text:span text:style-name="T1">return</text:span> ( </text:p>
      <text:p text:style-name="P4"><text:span text:style-name="T4">&lt;div</text:span> <text:span text:style-name="T14">className</text:span>=<text:span text:style-name="T3">"content"</text:span><text:span text:style-name="T4">&gt;</text:span></text:p>
      <text:p text:style-name="P4"><text:span text:style-name="T4">&lt;Navbar</text:span> <text:span text:style-name="T4">/&gt;</text:span></text:p>
      <text:p text:style-name="P4"><text:span text:style-name="T1">{</text:span>children<text:span text:style-name="T1">}</text:span></text:p>
      <text:p text:style-name="P4"><text:span text:style-name="T4">&lt;Footer</text:span> <text:span text:style-name="T4">/&gt;</text:span></text:p>
      <text:p text:style-name="P48">&lt;/div&gt;</text:p>
      <text:p text:style-name="P4">);</text:p>
      <text:p text:style-name="P4">}</text:p>
      <text:p text:style-name="P4"><text:span text:style-name="T1">export</text:span> <text:span text:style-name="T1">default</text:span> Layout</text:p>
      <text:p text:style-name="P4">;</text:p>
      <text:p text:style-name="P76">Pa opet u pages/index.js</text:p>
      <text:p text:style-name="P76">i obriisemo navbar i footer</text:p>
      <text:p text:style-name="P14"><text:span text:style-name="T1">import</text:span> Head <text:span text:style-name="T1">from</text:span> <text:span text:style-name="T3">'next/head'</text:span></text:p>
      <text:p text:style-name="P4"><text:span text:style-name="T1">import</text:span> Image <text:span text:style-name="T1">from</text:span> <text:span text:style-name="T3">'next/image'</text:span></text:p>
      <text:p text:style-name="P4"><text:span text:style-name="T1">import</text:span> Footer <text:span text:style-name="T1">from</text:span> <text:span text:style-name="T3">'../comps/Footer'</text:span></text:p>
      <text:p text:style-name="P4"><text:span text:style-name="T1">import</text:span> Navbar <text:span text:style-name="T1">from</text:span> <text:span text:style-name="T3">'../comps/Navbar'</text:span></text:p>
      <text:p text:style-name="P4"><text:span text:style-name="T1">import</text:span> styles <text:span text:style-name="T1">from</text:span> <text:span text:style-name="T3">'../styles/Home.module.css'</text:span></text:p>
      <text:p text:style-name="P4"><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4"><text:span text:style-name="T4">&lt;h1&gt;</text:span>Homepage<text:span text:style-name="T4">&lt;/h1&gt;</text:span></text:p>
      <text:p text:style-name="P4"><text:span text:style-name="T4">&lt;Link</text:span> <text:span text:style-name="T14">href</text:span>=<text:span text:style-name="T3">"/ninjas"</text:span><text:span text:style-name="T4">&gt;</text:span></text:p>
      <text:p text:style-name="P4"><text:span text:style-name="T4">&lt;a&gt;</text:span>See Ninja Listing<text:span text:style-name="T4">&lt;/a&gt;&lt;/Link&gt;</text:span></text:p>
      <text:p text:style-name="P56"/>
      <text:p text:style-name="P48">&lt;/div&gt;</text:p>
      <text:p text:style-name="P4">)</text:p>
      <text:p text:style-name="P4">}</text:p>
      <text:p text:style-name="P4"/>
      <text:p text:style-name="P76">I sve radi.</text:p>
      <text:p text:style-name="P76"/>
      <text:p text:style-name="P96">#6 – Adding Styles</text:p>
      <text:p text:style-name="P77">Vec imamo</text:p>
      <text:p text:style-name="P76">styles/globals.css</text:p>
      <text:p text:style-name="P14"><text:span text:style-name="T4">html</text:span>,</text:p>
      <text:p text:style-name="P4"><text:span text:style-name="T4">body</text:span> {</text:p>
      <text:p text:style-name="P4"><text:span text:style-name="T14">padding</text:span>: <text:span text:style-name="T24">0</text:span>;</text:p>
      <text:p text:style-name="P4"><text:span text:style-name="T14">margin</text:span>: <text:span text:style-name="T24">0</text:span>;</text:p>
      <text:p text:style-name="P4"><text:span text:style-name="T14">font-family</text:span>: -apple-system, BlinkMacSystemFont, Segoe UI, Roboto, Oxygen,</text:p>
      <text:p text:style-name="P4">Ubuntu, Cantarell, Fira Sans, Droid Sans, <text:span text:style-name="T25">Helvetica</text:span> Neue, <text:span text:style-name="T25">sans-serif</text:span>;</text:p>
      <text:p text:style-name="P4">}</text:p>
      <text:p text:style-name="P56"/>
      <text:p text:style-name="P4"><text:span text:style-name="T4">a</text:span> {</text:p>
      <text:p text:style-name="P4"><text:soft-page-break/><text:span text:style-name="T14">color</text:span>: <text:span text:style-name="T25">inherit</text:span>;</text:p>
      <text:p text:style-name="P4"><text:span text:style-name="T14">text-decoration</text:span>: <text:span text:style-name="T25">none</text:span>;</text:p>
      <text:p text:style-name="P4">}</text:p>
      <text:p text:style-name="P56"/>
      <text:p text:style-name="P4"><text:span text:style-name="T4">*</text:span> {</text:p>
      <text:p text:style-name="P4"><text:span text:style-name="T14">box-sizing</text:span>: <text:span text:style-name="T25">border-box</text:span>;</text:p>
      <text:p text:style-name="P4">}</text:p>
      <text:p text:style-name="P4"/>
      <text:p text:style-name="P77">Sad cemo sve to da izbrisemo i da ubacimo njegov sa githuba</text:p>
      <text:p text:style-name="P77"><text:a xlink:type="simple" xlink:href="https://github.com/iamshaunjp/nextjs-tutorial/blob/lesson-6/styles/globals.css" text:style-name="Internet_20_link" text:visited-style-name="Visited_20_Internet_20_Link">https://github.com/iamshaunjp/nextjs-tutorial/blob/lesson-6/styles/globals.css</text:a></text:p>
      <text:p text:style-name="P15"><text:span text:style-name="T1">@import</text:span> url(<text:span text:style-name="T3">'https://fonts.googleapis.com/css2?family=Nunito:wght@300;400;600;700&amp;display=swap'</text:span>);</text:p>
      <text:p text:style-name="P56"/>
      <text:p text:style-name="P4"><text:span text:style-name="T4">body</text:span> {</text:p>
      <text:p text:style-name="P4"><text:span text:style-name="T14">background</text:span>: <text:span text:style-name="T25">#f2f2f2</text:span>;</text:p>
      <text:p text:style-name="P4"><text:span text:style-name="T14">color</text:span>: <text:span text:style-name="T25">#333</text:span>;</text:p>
      <text:p text:style-name="P4"><text:span text:style-name="T14">font-family</text:span>: <text:span text:style-name="T3">"Nunito"</text:span>;</text:p>
      <text:p text:style-name="P4">}</text:p>
      <text:p text:style-name="P4"><text:span text:style-name="T4">a</text:span> {</text:p>
      <text:p text:style-name="P4"><text:span text:style-name="T14">color</text:span>: <text:span text:style-name="T25">#333</text:span>;</text:p>
      <text:p text:style-name="P4"><text:span text:style-name="T14">text-decoration</text:span>: <text:span text:style-name="T25">none</text:span>;</text:p>
      <text:p text:style-name="P4">}</text:p>
      <text:p text:style-name="P4"><text:span text:style-name="T4">.content</text:span> {</text:p>
      <text:p text:style-name="P4"><text:span text:style-name="T14">max-width</text:span>: <text:span text:style-name="T24">960px</text:span>;</text:p>
      <text:p text:style-name="P4"><text:span text:style-name="T14">margin</text:span>: <text:span text:style-name="T24">0</text:span> <text:span text:style-name="T25">auto</text:span>;</text:p>
      <text:p text:style-name="P4">}</text:p>
      <text:p text:style-name="P4"><text:span text:style-name="T4">nav</text:span> {</text:p>
      <text:p text:style-name="P4"><text:span text:style-name="T14">margin</text:span>: <text:span text:style-name="T24">10px</text:span> <text:span text:style-name="T25">auto</text:span> <text:span text:style-name="T24">80px</text:span>;</text:p>
      <text:p text:style-name="P4"><text:span text:style-name="T14">padding</text:span>: <text:span text:style-name="T24">10px</text:span> <text:span text:style-name="T24">0</text:span>;</text:p>
      <text:p text:style-name="P4"><text:span text:style-name="T14">display</text:span>: <text:span text:style-name="T25">flex</text:span>;</text:p>
      <text:p text:style-name="P4"><text:span text:style-name="T14">justify-content</text:span>: <text:span text:style-name="T25">flex-end</text:span>;</text:p>
      <text:p text:style-name="P4"><text:span text:style-name="T14">align-items</text:span>: <text:span text:style-name="T25">flex-end</text:span>;</text:p>
      <text:p text:style-name="P4"><text:span text:style-name="T14">border-bottom</text:span>: <text:span text:style-name="T24">1px</text:span> <text:span text:style-name="T25">solid</text:span> <text:span text:style-name="T25">#ddd</text:span>;</text:p>
      <text:p text:style-name="P4">}</text:p>
      <text:p text:style-name="P4"><text:span text:style-name="T4">nav</text:span> <text:span text:style-name="T4">a</text:span> {</text:p>
      <text:p text:style-name="P4"><text:span text:style-name="T14">margin-left</text:span>: <text:span text:style-name="T24">12px</text:span>;</text:p>
      <text:p text:style-name="P4">}</text:p>
      <text:p text:style-name="P4"><text:span text:style-name="T4">nav</text:span> <text:span text:style-name="T4">.logo</text:span> {</text:p>
      <text:p text:style-name="P4"><text:span text:style-name="T14">margin-right</text:span>: <text:span text:style-name="T25">auto</text:span>;</text:p>
      <text:p text:style-name="P4">}</text:p>
      <text:p text:style-name="P4"><text:span text:style-name="T4">footer</text:span> {</text:p>
      <text:p text:style-name="P4"><text:span text:style-name="T14">display</text:span>: <text:span text:style-name="T25">block</text:span>;</text:p>
      <text:p text:style-name="P4"><text:span text:style-name="T14">text-align</text:span>: <text:span text:style-name="T25">center</text:span>;</text:p>
      <text:p text:style-name="P4"><text:span text:style-name="T14">padding</text:span>: <text:span text:style-name="T24">30px</text:span> <text:span text:style-name="T24">0</text:span>;</text:p>
      <text:p text:style-name="P4"><text:span text:style-name="T14">margin-top</text:span>: <text:span text:style-name="T24">60px</text:span>;</text:p>
      <text:p text:style-name="P4"><text:span text:style-name="T14">color</text:span>: <text:span text:style-name="T25">#777</text:span>;</text:p>
      <text:p text:style-name="P4"><text:span text:style-name="T14">border-top</text:span>: <text:span text:style-name="T24">1px</text:span> <text:span text:style-name="T25">solid</text:span> <text:span text:style-name="T25">#eaeaea</text:span>;</text:p>
      <text:p text:style-name="P4">}</text:p>
      <text:p text:style-name="P78">Posto footer nije primio stil mi ga malo promenimo comps/Footer.js</text:p>
      <text:p text:style-name="P16"><text:soft-page-break/><text:span text:style-name="T1">const</text:span> Footer = () <text:span text:style-name="T1">=&gt;</text:span> {</text:p>
      <text:p text:style-name="P4"><text:span text:style-name="T1">return</text:span> ( </text:p>
      <text:p text:style-name="P51">&lt;footer&gt;</text:p>
      <text:p text:style-name="P4">Copyright 2021 Ninja List</text:p>
      <text:p text:style-name="P51">&lt;/footer&gt;</text:p>
      <text:p text:style-name="P4">);</text:p>
      <text:p text:style-name="P4">}</text:p>
      <text:p text:style-name="P4"><text:span text:style-name="T1">export</text:span> <text:span text:style-name="T1">default</text:span> Footer;</text:p>
      <text:p text:style-name="P78"/>
      <text:p text:style-name="P78">I sada i on ima stil.</text:p>
      <text:p text:style-name="P78">Ako hocemo da na nekoj stranici bude specifican stil onda koristimo module.</text:p>
      <text:p text:style-name="P78"><text:s/>Mi imamo vec styles/Home.module.css</text:p>
      <text:p text:style-name="P78">i mi cemo odavde da vucemo stilove</text:p>
      <text:p text:style-name="P78">Hocemo crveni background, onda to uradimo ovako</text:p>
      <text:p text:style-name="P78">styles/Home.module.css</text:p>
      <text:p text:style-name="P16"><text:span text:style-name="T4">.container</text:span> {</text:p>
      <text:p text:style-name="P34"><text:span text:style-name="T14">background</text:span>: <text:span text:style-name="T25">red</text:span>;</text:p>
      <text:p text:style-name="P4"><text:span text:style-name="T14">padding</text:span>: <text:span text:style-name="T24">0</text:span> <text:span text:style-name="T24">2rem</text:span>;</text:p>
      <text:p text:style-name="P4">}</text:p>
      <text:p text:style-name="P78"/>
      <text:p text:style-name="P78">Pa unesemo ovde <text:s/>pages/index.js</text:p>
      <text:p text:style-name="P78">ovako</text:p>
      <text:p text:style-name="P35"><text:span text:style-name="T1">import</text:span> styles <text:span text:style-name="T1">from</text:span> <text:span text:style-name="T3">'../styles/Home.module.css'</text:span></text:p>
      <text:p text:style-name="P4"><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4"><text:span text:style-name="T4">&lt;div</text:span> <text:span text:style-name="T15">className</text:span><text:span text:style-name="T26">=</text:span><text:span text:style-name="T2">{</text:span><text:span text:style-name="T26">styles.container</text:span><text:span text:style-name="T2">}</text:span><text:span text:style-name="T5">&gt;</text:span></text:p>
      <text:p text:style-name="P78"/>
      <text:p text:style-name="P79">Pa ako pogledamo kroz inspektor</text:p>
      <text:p text:style-name="P79">&lt;div class=<text:span text:style-name="T26">"Home_container__bCOhY"&gt;</text:span>&lt;h1&gt;Homepage&lt;/h1&gt;&lt;a href="/ninjas"&gt;See Ninja Listing&lt;/a&gt;&lt;/div&gt;</text:p>
      <text:p text:style-name="P79">Vidimo da ima specijalnu klasu.</text:p>
      <text:p text:style-name="P79">A vidimo i da je ceo stajl unet promenjen</text:p>
      <text:p text:style-name="P79">sada cemo da izbrisemo sve iz styles/Home.module.css</text:p>
      <text:p text:style-name="P79">i da ubacimo njegov sa gita</text:p>
      <text:p text:style-name="P106"><text:a xlink:type="simple" xlink:href="https://github.com/iamshaunjp/nextjs-tutorial/blob/lesson-6/styles/Home.module.css" text:style-name="Internet_20_link" text:visited-style-name="Visited_20_Internet_20_Link"><text:span text:style-name="T20">https://github.com/iamshaunjp/nextjs-tutorial/blob/lesson-6/styles/Home.module.css</text:span></text:a></text:p>
      <text:p text:style-name="P17"><text:span text:style-name="T4">.title</text:span> {</text:p>
      <text:p text:style-name="P4"><text:span text:style-name="T14">color</text:span>: <text:span text:style-name="T25">#333</text:span>;</text:p>
      <text:p text:style-name="P4"><text:span text:style-name="T14">padding-bottom</text:span>: <text:span text:style-name="T24">20px</text:span>;</text:p>
      <text:p text:style-name="P4"><text:span text:style-name="T14">text-align</text:span>: <text:span text:style-name="T25">center</text:span>;</text:p>
      <text:p text:style-name="P4">}</text:p>
      <text:p text:style-name="P4"><text:soft-page-break/><text:span text:style-name="T4">.text</text:span> {</text:p>
      <text:p text:style-name="P4"><text:span text:style-name="T14">color</text:span>: <text:span text:style-name="T25">#777</text:span>;</text:p>
      <text:p text:style-name="P4">}</text:p>
      <text:p text:style-name="P4"><text:span text:style-name="T4">.btn</text:span> {</text:p>
      <text:p text:style-name="P4"><text:span text:style-name="T14">display</text:span>: <text:span text:style-name="T25">block</text:span>;</text:p>
      <text:p text:style-name="P4"><text:span text:style-name="T14">width</text:span>: <text:span text:style-name="T24">150px</text:span>;</text:p>
      <text:p text:style-name="P4"><text:span text:style-name="T14">padding</text:span>: <text:span text:style-name="T24">8px</text:span> <text:span text:style-name="T24">0</text:span>;</text:p>
      <text:p text:style-name="P4"><text:span text:style-name="T14">margin</text:span>: <text:span text:style-name="T24">20px</text:span> <text:span text:style-name="T25">auto</text:span>;</text:p>
      <text:p text:style-name="P4"><text:span text:style-name="T14">background</text:span>: <text:span text:style-name="T25">#4979ff</text:span>;</text:p>
      <text:p text:style-name="P4"><text:span text:style-name="T14">border-radius</text:span>: <text:span text:style-name="T24">4px</text:span>;</text:p>
      <text:p text:style-name="P4"><text:span text:style-name="T14">color</text:span>: <text:span text:style-name="T25">white</text:span>;</text:p>
      <text:p text:style-name="P4"><text:span text:style-name="T14">text-align</text:span>: <text:span text:style-name="T25">center</text:span>;</text:p>
      <text:p text:style-name="P4">}</text:p>
      <text:p text:style-name="P79"/>
      <text:p text:style-name="P81">Sada promenimo ovde pages/index.js</text:p>
      <text:p text:style-name="P18"><text:span text:style-name="T1">return</text:span> (</text:p>
      <text:p text:style-name="P4"><text:span text:style-name="T4">&lt;div</text:span> <text:span text:style-name="T4">&gt;</text:span></text:p>
      <text:p text:style-name="P4"><text:span text:style-name="T4">&lt;h1</text:span> <text:span text:style-name="T14">className</text:span>=<text:span text:style-name="T1">{</text:span>styles.title<text:span text:style-name="T1">}</text:span><text:span text:style-name="T4">&gt;</text:span>Homepage<text:span text:style-name="T4">&lt;/h1&gt;</text:span></text:p>
      <text:p text:style-name="P4"><text:span text:style-name="T4">&lt;p</text:span> <text:span text:style-name="T14">className</text:span>=<text:span text:style-name="T1">{</text:span>styles.text<text:span text:style-name="T1">}</text:span><text:span text:style-name="T4">&gt;</text:span>It ishas di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56"/>
      <text:p text:style-name="P48">&lt;/p&gt;</text:p>
      <text:p text:style-name="P4"><text:span text:style-name="T4">&lt;Link</text:span> <text:span text:style-name="T14">href</text:span>=<text:span text:style-name="T3">"/ninjas"</text:span><text:span text:style-name="T4">&gt;</text:span></text:p>
      <text:p text:style-name="P4"><text:span text:style-name="T4">&lt;a</text:span> <text:span text:style-name="T14">className</text:span>=<text:span text:style-name="T1">{</text:span>styles.btn<text:span text:style-name="T1">}</text:span><text:span text:style-name="T4">&gt;</text:span>See Ninja Listing<text:span text:style-name="T4">&lt;/a&gt;&lt;/Link&gt;</text:span></text:p>
      <text:p text:style-name="P4"/>
      <text:p text:style-name="P81">I sve se promenilo</text:p>
      <text:p text:style-name="P81"/>
      <text:p text:style-name="P80">Sada hocemo da napravimo samo za Ninjas drugaciji stajl</text:p>
      <text:p text:style-name="P80">styles/Ninjas.module.css</text:p>
      <text:p text:style-name="P97">#<text:span text:style-name="T27">7</text:span> – <text:span text:style-name="T27">Custom page 404 </text:span></text:p>
      <text:p text:style-name="P80"/>
      <text:p text:style-name="P82">Napravimo stranicu pages/404.js</text:p>
      <text:p text:style-name="P19"/>
      <text:p text:style-name="P4"><text:span text:style-name="T1">import</text:span> Link <text:span text:style-name="T1">from</text:span> <text:span text:style-name="T3">'next/link'</text:span></text:p>
      <text:p text:style-name="P4"><text:span text:style-name="T1">const</text:span> NotFound = () <text:span text:style-name="T1">=&gt;</text:span> {</text:p>
      <text:p text:style-name="P4"><text:span text:style-name="T1">return</text:span> ( </text:p>
      <text:p text:style-name="P4"><text:span text:style-name="T4">&lt;div</text:span> <text:span text:style-name="T14">className</text:span>=<text:span text:style-name="T3">"not-found"</text:span><text:span text:style-name="T4">&gt;</text:span></text:p>
      <text:p text:style-name="P4"><text:span text:style-name="T4">&lt;h1&gt;</text:span>Ooooooooooooooops...<text:span text:style-name="T4">&lt;/h1&gt;</text:span></text:p>
      <text:p text:style-name="P4"><text:span text:style-name="T4">&lt;h2&gt;</text:span>That page cannot be found.<text:span text:style-name="T4">&lt;/h2&gt;</text:span></text:p>
      <text:p text:style-name="P4"><text:span text:style-name="T4">&lt;p&gt;</text:span>Do back to the <text:span text:style-name="T4">&lt;Link</text:span> <text:span text:style-name="T14">href</text:span>=<text:span text:style-name="T3">'/'</text:span><text:span text:style-name="T4">&gt;&lt;a&gt;</text:span>Homepage<text:span text:style-name="T4">&lt;/a&gt;&lt;/Link&gt;</text:span> <text:span text:style-name="T4">&lt;/p&gt;</text:span></text:p>
      <text:p text:style-name="P4"><text:span text:style-name="T4">&lt;/div&gt;</text:span> </text:p>
      <text:p text:style-name="P4">);</text:p>
      <text:p text:style-name="P4">}</text:p>
      <text:p text:style-name="P4"><text:soft-page-break/><text:span text:style-name="T1">export</text:span> <text:span text:style-name="T1">default</text:span> NotFound;</text:p>
      <text:p text:style-name="P82"/>
      <text:p text:style-name="P83">Za stil dodamo malo u styles/globals.css</text:p>
      <text:p text:style-name="P20"><text:span text:style-name="T4">.not-found</text:span> {</text:p>
      <text:p text:style-name="P4"><text:span text:style-name="T14">text-align</text:span>: <text:span text:style-name="T25">center</text:span>;</text:p>
      <text:p text:style-name="P4">}</text:p>
      <text:p text:style-name="P4"><text:span text:style-name="T4">.not-found</text:span> <text:span text:style-name="T4">a</text:span>{</text:p>
      <text:p text:style-name="P4"><text:span text:style-name="T14">color</text:span>: <text:span text:style-name="T25">#4979ff</text:span>;</text:p>
      <text:p text:style-name="P4"><text:span text:style-name="T14">text-decoration</text:span>: <text:span text:style-name="T25">underline</text:span>;</text:p>
      <text:p text:style-name="P4">}</text:p>
      <text:p text:style-name="P83"/>
      <text:p text:style-name="P98">#<text:span text:style-name="T28">8</text:span> – <text:span text:style-name="T28">Redirectering Users</text:span><text:span text:style-name="T27"> </text:span></text:p>
      <text:p text:style-name="P84">Ubacimo ovde</text:p>
      <text:p text:style-name="P84">pages/404.js</text:p>
      <text:p text:style-name="P28"><text:span text:style-name="T1">import</text:span> { useEffect } <text:span text:style-name="T1">from</text:span> <text:span text:style-name="T3">'react'</text:span>;</text:p>
      <text:p text:style-name="P25"><text:span text:style-name="T1">import</text:span> { useRouter } <text:span text:style-name="T1">from</text:span> <text:span text:style-name="T3">'next/dist/client/router'</text:span>;</text:p>
      <text:p text:style-name="P4"><text:span text:style-name="T1">import</text:span> Link <text:span text:style-name="T1">from</text:span> <text:span text:style-name="T3">'next/link'</text:span></text:p>
      <text:p text:style-name="P4"><text:span text:style-name="T1">const</text:span> NotFound = () <text:span text:style-name="T1">=&gt;</text:span> {</text:p>
      <text:p text:style-name="P25">useEffect(()<text:span text:style-name="T1">=&gt;</text:span>{</text:p>
      <text:p text:style-name="P25">console.log(<text:span text:style-name="T3">'use effect ran'</text:span>)</text:p>
      <text:p text:style-name="P4">})</text:p>
      <text:p text:style-name="P84">I kada odemo u <text:a xlink:type="simple" xlink:href="http://localhost:3000/abc" text:style-name="Internet_20_link" text:visited-style-name="Visited_20_Internet_20_Link">http://localhost:3000/abc</text:a></text:p>
      <text:p text:style-name="P84">U consoli nam da poruku.</text:p>
      <text:p text:style-name="P85">A hocemo da posle 3 sekunde ga redirektuje na pocetnu stranicu</text:p>
      <text:p text:style-name="P85">Ovako</text:p>
      <text:p text:style-name="P21"><text:span text:style-name="T1">const</text:span> NotFound = () <text:span text:style-name="T1">=&gt;</text:span> {</text:p>
      <text:p text:style-name="P4"><text:span text:style-name="T1">const</text:span> router = useRouter();</text:p>
      <text:p text:style-name="P56"/>
      <text:p text:style-name="P4">useEffect(()<text:span text:style-name="T1">=&gt;</text:span>{</text:p>
      <text:p text:style-name="P4">setTimeout(()<text:span text:style-name="T1">=&gt;</text:span>{</text:p>
      <text:p text:style-name="P4">router.push(<text:span text:style-name="T3">'/'</text:span>);</text:p>
      <text:p text:style-name="P4">}, <text:span text:style-name="T24">3000</text:span>)</text:p>
      <text:p text:style-name="P4">},[])</text:p>
      <text:p text:style-name="P4"><text:span text:style-name="T1">return</text:span> ( </text:p>
      <text:p text:style-name="P85">Dakle posle 3 sekunde vraca na pocetnu stranicu.</text:p>
      <text:p text:style-name="P85"><text:a xlink:type="simple" xlink:href="http://localhost:3000/abc" text:style-name="Internet_20_link" text:visited-style-name="Visited_20_Internet_20_Link">http://localhost:3000/abc</text:a></text:p>
      <text:p text:style-name="P99">#<text:span text:style-name="T29">9</text:span> – <text:span text:style-name="T29">Images &amp; Metadata</text:span></text:p>
      <text:p text:style-name="P101">Hocemo da ubacimo sliku</text:p>
      <text:p text:style-name="P101"/>
      <text:p text:style-name="P85"/>
      <text:p text:style-name="P86">Hocemo da ubacimo sliku.</text:p>
      <text:p text:style-name="P86">comps/Navbar.js</text:p>
      <text:p text:style-name="P49"><text:soft-page-break/>&lt;nav&gt;</text:p>
      <text:p text:style-name="P4"><text:span text:style-name="T4">&lt;div</text:span> <text:span text:style-name="T14">className</text:span>=<text:span text:style-name="T3">"logo"</text:span><text:span text:style-name="T4">&gt;</text:span></text:p>
      <text:p text:style-name="P25"><text:span text:style-name="T4">&lt;img</text:span> <text:span text:style-name="T14">src</text:span>=<text:span text:style-name="T3">"/logo.png"</text:span> <text:span text:style-name="T4">/&gt;</text:span></text:p>
      <text:p text:style-name="P4"><text:span text:style-name="T4">&lt;/div&gt;</text:span> </text:p>
      <text:p text:style-name="P48">&lt;Lin</text:p>
      <text:p text:style-name="P86">A sliku smo uneli sa <text:a xlink:type="simple" xlink:href="https://github.com/iamshaunjp/nextjs-tutorial/blob/lesson-9/public/logo.png" text:style-name="Internet_20_link" text:visited-style-name="Visited_20_Internet_20_Link">https://github.com/iamshaunjp/nextjs-tutorial/blob/lesson-9/public/logo.png</text:a></text:p>
      <text:p text:style-name="P29"><text:span text:style-name="T1">import</text:span> Image <text:span text:style-name="T1">from</text:span> <text:span text:style-name="T3">'next/image'</text:span>;</text:p>
      <text:p text:style-name="P4"><text:span text:style-name="T1">const</text:span> Navbar = () <text:span text:style-name="T1">=&gt;</text:span> {</text:p>
      <text:p text:style-name="P4"><text:span text:style-name="T1">return</text:span> ( </text:p>
      <text:p text:style-name="P48">&lt;nav&gt;</text:p>
      <text:p text:style-name="P4"><text:span text:style-name="T4">&lt;div</text:span> <text:span text:style-name="T14">className</text:span>=<text:span text:style-name="T3">"logo"</text:span><text:span text:style-name="T4">&gt;</text:span></text:p>
      <text:p text:style-name="P25"><text:span text:style-name="T4">&lt;Image</text:span> <text:span text:style-name="T14">src</text:span>=<text:span text:style-name="T3">"/logo.png"</text:span> <text:span text:style-name="T4">/&gt;</text:span></text:p>
      <text:p text:style-name="P48">&lt;/di</text:p>
      <text:p text:style-name="P86">Ali daje gresku jer mora da bude zajedno sa sirinom i duzinom</text:p>
      <text:h text:style-name="P110" text:outline-level="1"><text:bookmark text:name="nextjs__container_errors_label"/>Unhandled Runtime Error</text:h>
      <text:p text:style-name="P112"><text:bookmark text:name="nextjs__container_errors_desc"/>Error: Image with src "/logo.png" must use "width" and "height" properties or "layout='fill'" property.</text:p>
      <text:h text:style-name="P111" text:outline-level="5">Call Stack</text:h>
      <text:p text:style-name="P22"><text:span text:style-name="T4">&lt;div</text:span> <text:span text:style-name="T14">className</text:span>=<text:span text:style-name="T3">"logo"</text:span><text:span text:style-name="T4">&gt;</text:span></text:p>
      <text:p text:style-name="P25"><text:span text:style-name="T4">&lt;Image</text:span> <text:span text:style-name="T14">src</text:span>=<text:span text:style-name="T3">"/logo.png"</text:span> <text:span text:style-name="T14">width</text:span>=<text:span text:style-name="T1">{</text:span><text:span text:style-name="T24">128</text:span><text:span text:style-name="T1">}</text:span> <text:span text:style-name="T14">height</text:span>=<text:span text:style-name="T1">{</text:span><text:span text:style-name="T24">77</text:span><text:span text:style-name="T1">}</text:span> <text:span text:style-name="T4">/&gt;</text:span></text:p>
      <text:p text:style-name="P4"><text:span text:style-name="T4">&lt;/div&gt;</text:span> </text:p>
      <text:p text:style-name="P87">I sada je slika kako treba.</text:p>
      <text:p text:style-name="P87">pages/index.js</text:p>
      <text:p text:style-name="P30"><text:span text:style-name="T1">import</text:span> Head <text:span text:style-name="T1">from</text:span> <text:span text:style-name="T3">'next/head'</text:span>;</text:p>
      <text:p text:style-name="P4"><text:span text:style-name="T1">import</text:span> styles <text:span text:style-name="T1">from</text:span> <text:span text:style-name="T3">'../styles/Home.module.css'</text:span></text:p>
      <text:p text:style-name="P4"><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52">&lt;&gt;</text:p>
      <text:p text:style-name="P52">&lt;Head&gt;</text:p>
      <text:p text:style-name="P25"><text:span text:style-name="T4">&lt;title&gt;</text:span>Ninja List| Home<text:span text:style-name="T4">&lt;/title&gt;</text:span></text:p>
      <text:p text:style-name="P52">&lt;/Head&gt;</text:p>
      <text:p text:style-name="P4"><text:span text:style-name="T4">&lt;div</text:span> <text:span text:style-name="T4">&gt;</text:span></text:p>
      <text:p text:style-name="P4"><text:span text:style-name="T4">&lt;h1</text:span> <text:span text:style-name="T14">className</text:span>=<text:span text:style-name="T1">{</text:span>styles.title<text:span text:style-name="T1">}</text:span><text:span text:style-name="T4">&gt;</text:span>Homepage<text:span text:style-name="T4">&lt;/h1&gt;</text:span></text:p>
      <text:p text:style-name="P4"><text:span text:style-name="T4">&lt;p</text:span> <text:span text:style-name="T14">className</text:span>=<text:span text:style-name="T1">{</text:span>styles.text<text:span text:style-name="T1">}</text:span><text:span text:style-name="T4">&gt;</text:span>It ishas di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56"/>
      <text:p text:style-name="P48">&lt;/p&gt;</text:p>
      <text:p text:style-name="P4"><text:span text:style-name="T4">&lt;Link</text:span> <text:span text:style-name="T14">href</text:span>=<text:span text:style-name="T3">"/ninjas"</text:span><text:span text:style-name="T4">&gt;</text:span></text:p>
      <text:p text:style-name="P4"><text:span text:style-name="T4">&lt;a</text:span> <text:span text:style-name="T14">className</text:span>=<text:span text:style-name="T1">{</text:span>styles.btn<text:span text:style-name="T1">}</text:span><text:span text:style-name="T4">&gt;</text:span>See Ninja Listing<text:span text:style-name="T4">&lt;/a&gt;&lt;/Link&gt;</text:span></text:p>
      <text:p text:style-name="P56"/>
      <text:p text:style-name="P48"><text:soft-page-break/>&lt;/div&gt;</text:p>
      <text:p text:style-name="P52">&lt;/&gt;</text:p>
      <text:p text:style-name="P4">)</text:p>
      <text:p text:style-name="P88">I vidi se title u tabu.</text:p>
      <text:p text:style-name="P50">&lt;Head&gt;</text:p>
      <text:p text:style-name="P4"><text:span text:style-name="T4">&lt;title&gt;</text:span>Ninja List| Home<text:span text:style-name="T4">&lt;/title&gt;</text:span></text:p>
      <text:p text:style-name="P25"><text:span text:style-name="T4">&lt;meta</text:span> <text:span text:style-name="T14">name</text:span>=<text:span text:style-name="T3">"keywords"</text:span> <text:span text:style-name="T14">content</text:span>=<text:span text:style-name="T3">"ninjas"</text:span> <text:span text:style-name="T4">/&gt;</text:span></text:p>
      <text:p text:style-name="P48">&lt;/Head&gt;</text:p>
      <text:p text:style-name="P88"/>
      <text:p text:style-name="P88"/>
      <text:p text:style-name="P88">I vidi se u inspectu</text:p>
      <text:p text:style-name="P88">&lt;meta name="keywords" content="ninjas"&gt;</text:p>
      <text:p text:style-name="P88">Pa to isto i sa About </text:p>
      <text:p text:style-name="P88">pages/about.js</text:p>
      <text:p text:style-name="P31"><text:span text:style-name="T1">import</text:span> Head <text:span text:style-name="T1">from</text:span> <text:span text:style-name="T3">'next/head'</text:span>;</text:p>
      <text:p text:style-name="P60"/>
      <text:p text:style-name="P4"><text:span text:style-name="T1">const</text:span> About = () <text:span text:style-name="T1">=&gt;</text:span> {</text:p>
      <text:p text:style-name="P4"><text:span text:style-name="T1">return</text:span> (</text:p>
      <text:p text:style-name="P52">&lt;&gt;</text:p>
      <text:p text:style-name="P48">&lt;Head&gt;</text:p>
      <text:p text:style-name="P25"><text:span text:style-name="T4">&lt;title&gt;</text:span>Ninja List| About<text:span text:style-name="T4">&lt;/title&gt;</text:span></text:p>
      <text:p text:style-name="P4"><text:span text:style-name="T4">&lt;meta</text:span> <text:span text:style-name="T14">name</text:span>=<text:span text:style-name="T3">"keywords"</text:span> <text:span text:style-name="T14">content</text:span>=<text:span text:style-name="T3">"ninjas"</text:span> <text:span text:style-name="T4">/&gt;</text:span></text:p>
      <text:p text:style-name="P48">&lt;/Head&gt;</text:p>
      <text:p text:style-name="P88"/>
      <text:p text:style-name="P88"/>
      <text:p text:style-name="P100">#<text:span text:style-name="T30">10</text:span> – <text:span text:style-name="T30">Fetching Data (getStaticProps )</text:span></text:p>
      <text:p text:style-name="P88">pages/ninjas/index.js</text:p>
      <text:p text:style-name="P31"><text:span text:style-name="T1">export</text:span> <text:span text:style-name="T1">const</text:span> getStaticProps = <text:span text:style-name="T1">async</text:span> () <text:span text:style-name="T1">=&gt;</text:span> {</text:p>
      <text:p text:style-name="P25"><text:span text:style-name="T1">const</text:span> res = <text:span text:style-name="T1">await</text:span> fetch(<text:span text:style-name="T3">'https://jsonplaceholder.typicode.com/users'</text:span>);</text:p>
      <text:p text:style-name="P25"><text:span text:style-name="T1">const</text:span> data = <text:span text:style-name="T1">await</text:span> res.json();</text:p>
      <text:p text:style-name="P60"/>
      <text:p text:style-name="P25"><text:span text:style-name="T1">return</text:span> {</text:p>
      <text:p text:style-name="P25">props: {ninjas:data}</text:p>
      <text:p text:style-name="P25">}</text:p>
      <text:p text:style-name="P25">}</text:p>
      <text:p text:style-name="P56"/>
      <text:p text:style-name="P4"><text:span text:style-name="T1">const</text:span> Ninjas = ({ninjas}) <text:span text:style-name="T1">=&gt;</text:span> {</text:p>
      <text:p text:style-name="P4"><text:span text:style-name="T1">return</text:span> (</text:p>
      <text:p text:style-name="P48">&lt;div&gt;</text:p>
      <text:p text:style-name="P4"><text:span text:style-name="T4">&lt;h1&gt;</text:span>All Ninjas<text:span text:style-name="T4">&lt;/h1&gt;</text:span></text:p>
      <text:p text:style-name="P4"><text:span text:style-name="T1">{</text:span>ninjas.map(ninja <text:span text:style-name="T1">=&gt;</text:span> (</text:p>
      <text:p text:style-name="P4"><text:span text:style-name="T4">&lt;div</text:span> <text:span text:style-name="T14">key</text:span>=<text:span text:style-name="T1">{</text:span>ninja.id<text:span text:style-name="T1">}</text:span><text:span text:style-name="T4">&gt;</text:span> </text:p>
      <text:p text:style-name="P48">&lt;a&gt;</text:p>
      <text:p text:style-name="P4"><text:span text:style-name="T4">&lt;h3&gt;</text:span><text:span text:style-name="T1">{</text:span>ninja.name<text:span text:style-name="T1">}</text:span><text:span text:style-name="T4">&lt;/h3&gt;</text:span></text:p>
      <text:p text:style-name="P48">&lt;/a&gt;</text:p>
      <text:p text:style-name="P56"><text:soft-page-break/></text:p>
      <text:p text:style-name="P48">&lt;/div&gt;</text:p>
      <text:p text:style-name="P4">))<text:span text:style-name="T1">}</text:span></text:p>
      <text:p text:style-name="P48">&lt;/div&gt;</text:p>
      <text:p text:style-name="P4">);</text:p>
      <text:p text:style-name="P4">}</text:p>
      <text:p text:style-name="P4"><text:span text:style-name="T1">export</text:span> <text:span text:style-name="T1">default</text:span> Ninjas;</text:p>
      <text:p text:style-name="P88"/>
      <text:p text:style-name="P89">Sada dodamo malo stila styles/Ninjas.module.css</text:p>
      <text:p text:style-name="P23"><text:span text:style-name="T4">.single</text:span> {</text:p>
      <text:p text:style-name="P4"><text:span text:style-name="T14">padding</text:span>: <text:span text:style-name="T24">2px</text:span> <text:span text:style-name="T24">16px</text:span>;</text:p>
      <text:p text:style-name="P4"><text:span text:style-name="T14">background</text:span>: <text:span text:style-name="T25">white</text:span>;</text:p>
      <text:p text:style-name="P4"><text:span text:style-name="T14">display</text:span>: <text:span text:style-name="T25">block</text:span>;</text:p>
      <text:p text:style-name="P4"><text:span text:style-name="T14">margin</text:span>: <text:span text:style-name="T24">20px</text:span> <text:span text:style-name="T24">10px</text:span>;</text:p>
      <text:p text:style-name="P4"><text:span text:style-name="T14">border-left</text:span>: <text:span text:style-name="T24">8px</text:span> <text:span text:style-name="T25">solid</text:span> <text:span text:style-name="T25">white</text:span>;</text:p>
      <text:p text:style-name="P4">}</text:p>
      <text:p text:style-name="P56"/>
      <text:p text:style-name="P4"><text:span text:style-name="T4">.single:hover</text:span> {</text:p>
      <text:p text:style-name="P4"><text:span text:style-name="T14">border-left</text:span>: <text:span text:style-name="T24">8px</text:span> <text:span text:style-name="T25">solid</text:span> <text:span text:style-name="T25">#4979ff</text:span>;</text:p>
      <text:p text:style-name="P4">}</text:p>
      <text:p text:style-name="P89"/>
      <text:p text:style-name="P89">Pa to primenimo</text:p>
      <text:p text:style-name="P89">pages/ninjas/index.js</text:p>
      <text:p text:style-name="P32"><text:span text:style-name="T1">import</text:span> styles <text:span text:style-name="T1">from</text:span> <text:span text:style-name="T3">'../../styles/Ninjas.module.css'</text:span></text:p>
      <text:p text:style-name="P4"><text:span text:style-name="T1">export</text:span> <text:span text:style-name="T1">const</text:span> getStaticProp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56"/>
      <text:p text:style-name="P4"><text:span text:style-name="T1">return</text:span> {</text:p>
      <text:p text:style-name="P4">props: {ninjas:data}</text:p>
      <text:p text:style-name="P4">}</text:p>
      <text:p text:style-name="P4">}</text:p>
      <text:p text:style-name="P56"/>
      <text:p text:style-name="P4"><text:span text:style-name="T1">const</text:span> Ninjas = ({ninjas}) <text:span text:style-name="T1">=&gt;</text:span> {</text:p>
      <text:p text:style-name="P4"><text:span text:style-name="T1">return</text:span> (</text:p>
      <text:p text:style-name="P48">&lt;div&gt;</text:p>
      <text:p text:style-name="P4"><text:span text:style-name="T4">&lt;h1&gt;</text:span>All Ninjas<text:span text:style-name="T4">&lt;/h1&gt;</text:span></text:p>
      <text:p text:style-name="P4"><text:span text:style-name="T1">{</text:span>ninjas.map(ninja <text:span text:style-name="T1">=&gt;</text:span> (</text:p>
      <text:p text:style-name="P4"><text:span text:style-name="T4">&lt;div</text:span> <text:span text:style-name="T14">key</text:span>=<text:span text:style-name="T1">{</text:span>ninja.id<text:span text:style-name="T1">}</text:span><text:span text:style-name="T4">&gt;</text:span> </text:p>
      <text:p text:style-name="P25"><text:span text:style-name="T4">&lt;a</text:span> <text:span text:style-name="T14">className</text:span>=<text:span text:style-name="T1">{</text:span>styles.single<text:span text:style-name="T1">}</text:span><text:span text:style-name="T4">&gt;</text:span></text:p>
      <text:p text:style-name="P4"><text:span text:style-name="T4">&lt;h3&gt;</text:span><text:span text:style-name="T1">{</text:span>ninja.name<text:span text:style-name="T1">}</text:span><text:span text:style-name="T4">&lt;/h3&gt;</text:span></text:p>
      <text:p text:style-name="P48">&lt;/a&gt;</text:p>
      <text:p text:style-name="P56"/>
      <text:p text:style-name="P48">&lt;/div&gt;</text:p>
      <text:p text:style-name="P4">))<text:span text:style-name="T1">}</text:span></text:p>
      <text:p text:style-name="P48">&lt;/div&gt;</text:p>
      <text:p text:style-name="P4">);</text:p>
      <text:p text:style-name="P4">}</text:p>
      <text:p text:style-name="P4"><text:soft-page-break/><text:span text:style-name="T1">export</text:span> <text:span text:style-name="T1">default</text:span> Ninjas;</text:p>
      <text:p text:style-name="P89"/>
      <text:p text:style-name="P102"><text:span text:style-name="T31">#</text:span><text:span text:style-name="T32">1</text:span><text:span text:style-name="T33">1</text:span><text:span text:style-name="T31"> – </text:span><text:span text:style-name="T33">Dynamic Routes ( part 1)</text:span></text:p>
      <text:p text:style-name="P89">pages/ninjas/[id].js</text:p>
      <text:p text:style-name="P23"><text:span text:style-name="T1">const</text:span> Details = () <text:span text:style-name="T1">=&gt;</text:span> {</text:p>
      <text:p text:style-name="P4"><text:span text:style-name="T1">return</text:span> (</text:p>
      <text:p text:style-name="P48">&lt;div&gt;</text:p>
      <text:p text:style-name="P4"><text:span text:style-name="T4">&lt;h1&gt;</text:span>Details Page<text:span text:style-name="T4">&lt;/h1&gt;</text:span></text:p>
      <text:p text:style-name="P48">&lt;/div&gt;</text:p>
      <text:p text:style-name="P4">);</text:p>
      <text:p text:style-name="P4">}</text:p>
      <text:p text:style-name="P4"><text:span text:style-name="T1">export</text:span> <text:span text:style-name="T1">default</text:span> Details;</text:p>
      <text:p text:style-name="P89"/>
      <text:p text:style-name="P90">Pa odemo na stranicu</text:p>
      <text:p text:style-name="P90"><text:a xlink:type="simple" xlink:href="http://localhost:3000/ninjas/1" text:style-name="Internet_20_link" text:visited-style-name="Visited_20_Internet_20_Link">http://localhost:3000/ninjas/1</text:a></text:p>
      <text:p text:style-name="P91">Pa da trazi svaki posebno</text:p>
      <text:p text:style-name="P91">pages/ninjas/index.js</text:p>
      <text:p text:style-name="P24"><text:span text:style-name="T1">import</text:span> styles <text:span text:style-name="T1">from</text:span> <text:span text:style-name="T3">'../../styles/Ninjas.module.css'</text:span></text:p>
      <text:p text:style-name="P25"><text:span text:style-name="T1">import</text:span> Link <text:span text:style-name="T1">from</text:span> <text:span text:style-name="T3">'next/link'</text:span></text:p>
      <text:p text:style-name="P56"/>
      <text:p text:style-name="P4"><text:span text:style-name="T1">export</text:span> <text:span text:style-name="T1">const</text:span> getStaticProp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56"/>
      <text:p text:style-name="P4"><text:span text:style-name="T1">return</text:span> {</text:p>
      <text:p text:style-name="P4">props: { ninjas: data }</text:p>
      <text:p text:style-name="P4">}</text:p>
      <text:p text:style-name="P4">}</text:p>
      <text:p text:style-name="P56"/>
      <text:p text:style-name="P4"><text:span text:style-name="T1">const</text:span> Ninjas = ({ ninjas }) <text:span text:style-name="T1">=&gt;</text:span> {</text:p>
      <text:p text:style-name="P4">console.log(ninjas)</text:p>
      <text:p text:style-name="P56"/>
      <text:p text:style-name="P4"><text:span text:style-name="T1">return</text:span> (</text:p>
      <text:p text:style-name="P48">&lt;div&gt;</text:p>
      <text:p text:style-name="P4"><text:span text:style-name="T4">&lt;h1&gt;</text:span>All Ninjas<text:span text:style-name="T4">&lt;/h1&gt;</text:span></text:p>
      <text:p text:style-name="P4"><text:span text:style-name="T1">{</text:span>ninjas.map(ninja <text:span text:style-name="T1">=&gt;</text:span> (</text:p>
      <text:p text:style-name="P25"><text:span text:style-name="T4">&lt;Link</text:span> <text:span text:style-name="T14">href</text:span>=<text:span text:style-name="T1">{</text:span><text:span text:style-name="T3">'/ninjas/'</text:span> + ninja.id<text:span text:style-name="T1">}</text:span> <text:span text:style-name="T14">key</text:span>=<text:span text:style-name="T1">{</text:span>ninja.id<text:span text:style-name="T1">}</text:span><text:span text:style-name="T4">&gt;</text:span></text:p>
      <text:p text:style-name="P25"><text:span text:style-name="T4">&lt;a</text:span> <text:span text:style-name="T14">className</text:span>=<text:span text:style-name="T1">{</text:span>styles.single<text:span text:style-name="T1">}</text:span><text:span text:style-name="T4">&gt;</text:span></text:p>
      <text:p text:style-name="P25"><text:span text:style-name="T4">&lt;h3&gt;</text:span><text:span text:style-name="T1">{</text:span> ninja.name <text:span text:style-name="T1">}</text:span><text:span text:style-name="T4">&lt;/h3&gt;</text:span></text:p>
      <text:p text:style-name="P52">&lt;/a&gt;</text:p>
      <text:p text:style-name="P52">&lt;/Link&gt;</text:p>
      <text:p text:style-name="P4">))<text:span text:style-name="T1">}</text:span></text:p>
      <text:p text:style-name="P48">&lt;/div&gt;</text:p>
      <text:p text:style-name="P4">);</text:p>
      <text:p text:style-name="P4">}</text:p>
      <text:p text:style-name="P4"><text:span text:style-name="T1">export</text:span> <text:span text:style-name="T1">default</text:span> Ninjas;</text:p>
      <text:p text:style-name="P91">I sve je linkovano. Sad samo da se sredi da pokazuje svaki detalj.</text:p>
      <text:p text:style-name="P103"><text:soft-page-break/><text:span text:style-name="T31">#</text:span><text:span text:style-name="T32">1</text:span><text:span text:style-name="T34">2</text:span><text:span text:style-name="T31"> – </text:span><text:span text:style-name="T33">Dynamic Routes ( part </text:span><text:span text:style-name="T34">2 - </text:span><text:span text:style-name="T35">getStaticPats</text:span><text:span text:style-name="T33">)</text:span></text:p>
      <text:p text:style-name="P91"/>
      <text:p text:style-name="P91">pages/ninjas/[id].js</text:p>
      <text:p text:style-name="P24"><text:span text:style-name="T1">export</text:span> <text:span text:style-name="T1">const</text:span> getStaticPath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62">// map data to an array of path objects with params (id)</text:p>
      <text:p text:style-name="P4"><text:span text:style-name="T1">const</text:span> paths = data.map(ninja <text:span text:style-name="T1">=&gt;</text:span> {</text:p>
      <text:p text:style-name="P4"><text:span text:style-name="T1">return</text:span> {</text:p>
      <text:p text:style-name="P4">params: { id: ninja.id.toString() }</text:p>
      <text:p text:style-name="P4">}</text:p>
      <text:p text:style-name="P4">})</text:p>
      <text:p text:style-name="P4"><text:span text:style-name="T1">return</text:span> {</text:p>
      <text:p text:style-name="P4">paths,</text:p>
      <text:p text:style-name="P4">fallback: <text:span text:style-name="T1">false</text:span></text:p>
      <text:p text:style-name="P4">}</text:p>
      <text:p text:style-name="P4">}</text:p>
      <text:p text:style-name="P4"><text:span text:style-name="T1">const</text:span> Details = () <text:span text:style-name="T1">=&gt;</text:span> {</text:p>
      <text:p text:style-name="P4"><text:span text:style-name="T1">return</text:span> (</text:p>
      <text:p text:style-name="P48">&lt;div&gt;</text:p>
      <text:p text:style-name="P4"><text:span text:style-name="T4">&lt;h1&gt;</text:span>Details Page<text:span text:style-name="T4">&lt;/h1&gt;</text:span></text:p>
      <text:p text:style-name="P48">&lt;/div&gt;</text:p>
      <text:p text:style-name="P4">);</text:p>
      <text:p text:style-name="P4">}</text:p>
      <text:p text:style-name="P4"><text:span text:style-name="T1">export</text:span> <text:span text:style-name="T1">default</text:span> Details;</text:p>
      <text:p text:style-name="P91"/>
      <text:p text:style-name="P92"><text:span text:style-name="T17">#</text:span><text:span text:style-name="T18">1</text:span><text:span text:style-name="T19">3</text:span><text:span text:style-name="T17"> – </text:span><text:span text:style-name="T19">Fetching a Single Item</text:span></text:p>
      <text:p text:style-name="P91"/>
      <text:p text:style-name="P91">pages/ninjas/[id].js</text:p>
      <text:p text:style-name="P24"><text:span text:style-name="T1">export</text:span> <text:span text:style-name="T1">const</text:span> getStaticPath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62">// map data to an array of path objects with params (id)</text:p>
      <text:p text:style-name="P4"><text:span text:style-name="T1">const</text:span> paths = data.map(ninja <text:span text:style-name="T1">=&gt;</text:span> {</text:p>
      <text:p text:style-name="P4"><text:span text:style-name="T1">return</text:span> {</text:p>
      <text:p text:style-name="P4">params: { id: ninja.id.toString() }</text:p>
      <text:p text:style-name="P4">}</text:p>
      <text:p text:style-name="P4">})</text:p>
      <text:p text:style-name="P4"><text:span text:style-name="T1">return</text:span> {</text:p>
      <text:p text:style-name="P4">paths,</text:p>
      <text:p text:style-name="P4">fallback: <text:span text:style-name="T1">false</text:span></text:p>
      <text:p text:style-name="P4">}</text:p>
      <text:p text:style-name="P4">}</text:p>
      <text:p text:style-name="P4"><text:span text:style-name="T1">export</text:span> <text:span text:style-name="T1">const</text:span> getStaticProps = <text:span text:style-name="T1">async</text:span> (context) <text:span text:style-name="T1">=&gt;</text:span> {</text:p>
      <text:p text:style-name="P4"><text:span text:style-name="T1">const</text:span> id = context.params.id;</text:p>
      <text:p text:style-name="P4"><text:span text:style-name="T1">const</text:span> res = <text:span text:style-name="T1">await</text:span> fetch(<text:span text:style-name="T3">'https://jsonplaceholder.typicode.com/users/'</text:span> + id);</text:p>
      <text:p text:style-name="P4"><text:span text:style-name="T1">const</text:span> data = <text:span text:style-name="T1">await</text:span> res.json();</text:p>
      <text:p text:style-name="P4"><text:soft-page-break/><text:span text:style-name="T1">return</text:span> {</text:p>
      <text:p text:style-name="P4">props: { ninja: data }</text:p>
      <text:p text:style-name="P4">}</text:p>
      <text:p text:style-name="P4">}</text:p>
      <text:p text:style-name="P4"><text:span text:style-name="T1">const</text:span> Details = ({ ninja }) <text:span text:style-name="T1">=&gt;</text:span> {</text:p>
      <text:p text:style-name="P4"><text:span text:style-name="T1">return</text:span> (</text:p>
      <text:p text:style-name="P48">&lt;div&gt;</text:p>
      <text:p text:style-name="P4"><text:span text:style-name="T4">&lt;h1&gt;</text:span><text:span text:style-name="T1">{</text:span> ninja.name <text:span text:style-name="T1">}</text:span><text:span text:style-name="T4">&lt;/h1&gt;</text:span></text:p>
      <text:p text:style-name="P4"><text:span text:style-name="T4">&lt;p&gt;</text:span><text:span text:style-name="T1">{</text:span> ninja.email <text:span text:style-name="T1">}</text:span><text:span text:style-name="T4">&lt;/p&gt;</text:span></text:p>
      <text:p text:style-name="P4"><text:span text:style-name="T4">&lt;p&gt;</text:span><text:span text:style-name="T1">{</text:span> ninja.website <text:span text:style-name="T1">}</text:span><text:span text:style-name="T4">&lt;/p&gt;</text:span></text:p>
      <text:p text:style-name="P4"><text:span text:style-name="T4">&lt;p&gt;</text:span><text:span text:style-name="T1">{</text:span> ninja.address.city <text:span text:style-name="T1">}</text:span><text:span text:style-name="T4">&lt;/p&gt;</text:span></text:p>
      <text:p text:style-name="P48">&lt;/div&gt;</text:p>
      <text:p text:style-name="P4">);</text:p>
      <text:p text:style-name="P4">}</text:p>
      <text:p text:style-name="P4"><text:span text:style-name="T1">export</text:span> <text:span text:style-name="T1">default</text:span> Details;</text:p>
      <text:p text:style-name="P91"/>
      <text:p text:style-name="P107"><text:span text:style-name="T21">#</text:span><text:span text:style-name="T22">1</text:span><text:span text:style-name="T23">4</text:span><text:span text:style-name="T21"> – </text:span><text:span text:style-name="T23">Deploying to Vercel</text:span></text:p>
      <text:p text:style-name="P91"/>
      <text:p text:style-name="P93">Prvo se ode u terminal i ukuca <text:span text:style-name="T37">npm run build</text:span></text:p>
      <text:p text:style-name="P93">Zatim se ode u github pa se napravi <text:span text:style-name="T37">novi repozitorijum</text:span></text:p>
      <text:p text:style-name="P93">Pa u terminalu <text:span text:style-name="T37">git init – </text:span><text:span text:style-name="T45">ne treba</text:span></text:p>
      <text:p text:style-name="P93">orica@zorica-MS-7C52:~/Радна површина/programiranje/NEXT/tuts/ninja$ <text:span text:style-name="T46">git add .</text:span></text:p>
      <text:p text:style-name="P93">zorica@zorica-MS-7C52:~/Радна површина/programiranje/NEXT/tuts/ninja$ <text:span text:style-name="T46">git status</text:span></text:p>
      <text:p text:style-name="P113">git commit -m 'prvo'</text:p>
      <text:p text:style-name="P93"><text:s/><text:span text:style-name="T46">git branch -M main</text:span></text:p>
      <text:p text:style-name="P93">git remote add origin <text:a xlink:type="simple" xlink:href="https://github.com/ZoricaST/ninja.git" text:style-name="Internet_20_link" text:visited-style-name="Visited_20_Internet_20_Link">https://github.com/ZoricaST/ninja.git</text:a></text:p>
      <text:p text:style-name="P93">git push -u origin main</text:p>
      <text:p text:style-name="P118">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</text:p>
      <text:p text:style-name="P94">Pa se ode na vercele, <text:span text:style-name="T48">pa se klikne na ZoricaST, pa iz padajuceg menija se izabere </text:span></text:p>
      <text:p text:style-name="P94"/>
      <text:p text:style-name="P91"><text:a xlink:type="simple" xlink:href="https://vercel.com/zoricagithub" text:style-name="Internet_20_link" text:visited-style-name="Visited_20_Internet_20_Link">https://vercel.com/zoricagithub</text:a></text:p>
      <text:p text:style-name="P94">Pa se klikne na <text:span text:style-name="T46">new project</text:span></text:p>
      <text:p text:style-name="P116">Pa se klikne na ZoricaST, pa iz padajuceg menija se izabere Add GitHubNamespace, pa kad se otvori novi prozor u Gitu izabere se <text:s/>tako sto ti da All repository ili selected repository, pa se izabere vec postojeci v</text:p>
      <text:p text:style-name="P115">Pa se izabere repozitorijum <text:span text:style-name="T47">Ovde nesto nisam sigurna.</text:span></text:p>
      <text:p text:style-name="P115">pa na deploy</text:p>
      <text:p text:style-name="P94">I posle se vidi adresa</text:p>
      <text:p text:style-name="P94"><text:a xlink:type="simple" xlink:href="https://ninja-three.vercel.app/" text:style-name="Internet_20_link" text:visited-style-name="Visited_20_Internet_20_Link">https://ninja-three.vercel.app/</text:a></text:p>
      <text:p text:style-name="P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3T07:41:46.251510264</meta:creation-date>
    <dc:date>2021-12-18T08:09:57.953173419</dc:date>
    <meta:editing-duration>PT11H46M44S</meta:editing-duration>
    <meta:editing-cycles>34</meta:editing-cycles>
    <meta:generator>LibreOffice/6.4.7.2$Linux_X86_64 LibreOffice_project/40$Build-2</meta:generator>
    <meta:document-statistic meta:table-count="0" meta:image-count="0" meta:object-count="0" meta:page-count="16" meta:paragraph-count="621" meta:word-count="1955" meta:character-count="13536" meta:non-whitespace-character-count="12161"/>
  </office:meta>
</office:document-meta>
</file>